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 svg:font-family="Aria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Standard">
      <style:text-properties fo:font-variant="normal" fo:text-transform="none" style:text-position="0% 100%" fo:font-style="normal" style:text-underline-style="none" fo:font-weight="normal"/>
    </style:style>
    <style:style style:name="P3" style:family="paragraph" style:parent-style-name="Standard">
      <style:text-properties fo:font-variant="normal" fo:text-transform="none" style:text-position="0% 100%" fo:font-style="normal" style:text-underline-style="none" fo:font-weight="normal" officeooo:paragraph-rsid="00276565"/>
    </style:style>
    <style:style style:name="P4" style:family="paragraph" style:parent-style-name="Standard">
      <style:text-properties fo:font-variant="normal" fo:text-transform="none" style:text-position="0% 100%" fo:font-style="normal" style:text-underline-style="none" fo:font-weight="normal" officeooo:rsid="0046fcca" officeooo:paragraph-rsid="0046fcca"/>
    </style:style>
    <style:style style:name="P5" style:family="paragraph" style:parent-style-name="Standard">
      <style:text-properties fo:font-variant="normal" fo:text-transform="none" style:text-position="0% 100%" style:text-underline-style="none" fo:font-weight="normal" officeooo:paragraph-rsid="002c227e"/>
    </style:style>
    <style:style style:name="P6" style:family="paragraph" style:parent-style-name="Standard">
      <style:text-properties fo:font-variant="normal" fo:text-transform="none" style:text-position="0% 100%" style:text-underline-style="none" fo:font-weight="normal" officeooo:rsid="002e0e26"/>
    </style:style>
    <style:style style:name="P7" style:family="paragraph" style:parent-style-name="Standard">
      <style:text-properties fo:font-variant="normal" fo:text-transform="none" style:text-position="0% 100%" style:text-underline-style="none" fo:font-weight="normal" officeooo:rsid="003156a8" officeooo:paragraph-rsid="003156a8"/>
    </style:style>
    <style:style style:name="P8" style:family="paragraph" style:parent-style-name="Standard">
      <style:text-properties fo:font-variant="normal" fo:text-transform="none" style:text-position="0% 100%" style:text-underline-style="none" fo:font-weight="normal" officeooo:rsid="00319fe8" officeooo:paragraph-rsid="003156a8"/>
    </style:style>
    <style:style style:name="P9" style:family="paragraph" style:parent-style-name="Standard">
      <style:text-properties fo:font-variant="normal" fo:text-transform="none" style:text-position="0% 100%" style:text-underline-style="none" fo:font-weight="bold" officeooo:rsid="003d42e3" officeooo:paragraph-rsid="003d42e3" style:font-weight-asian="bold" style:font-weight-complex="bold"/>
    </style:style>
    <style:style style:name="P10" style:family="paragraph" style:parent-style-name="Standard">
      <style:text-properties officeooo:paragraph-rsid="001ddc7b"/>
    </style:style>
    <style:style style:name="P11" style:family="paragraph" style:parent-style-name="Standard">
      <style:text-properties officeooo:paragraph-rsid="001e5a30"/>
    </style:style>
    <style:style style:name="P12" style:family="paragraph" style:parent-style-name="Standard">
      <style:text-properties officeooo:paragraph-rsid="00276565"/>
    </style:style>
    <style:style style:name="P13" style:family="paragraph" style:parent-style-name="Standard">
      <style:text-properties officeooo:rsid="002925ea" officeooo:paragraph-rsid="002925ea"/>
    </style:style>
    <style:style style:name="P14" style:family="paragraph" style:parent-style-name="Standard">
      <style:text-properties officeooo:rsid="002a6d9c" officeooo:paragraph-rsid="002a6d9c"/>
    </style:style>
    <style:style style:name="P15" style:family="paragraph" style:parent-style-name="Standard">
      <style:text-properties officeooo:paragraph-rsid="002c227e"/>
    </style:style>
    <style:style style:name="P16" style:family="paragraph" style:parent-style-name="Standard">
      <style:text-properties officeooo:rsid="003156a8" officeooo:paragraph-rsid="003156a8"/>
    </style:style>
    <style:style style:name="P17" style:family="paragraph" style:parent-style-name="Standard">
      <style:text-properties officeooo:rsid="0037db72" officeooo:paragraph-rsid="0037db72"/>
    </style:style>
    <style:style style:name="P18" style:family="paragraph" style:parent-style-name="Standard">
      <style:text-properties officeooo:rsid="0048ece6" officeooo:paragraph-rsid="0048ece6"/>
    </style:style>
    <style:style style:name="P19" style:family="paragraph" style:parent-style-name="Standard">
      <style:text-properties officeooo:rsid="00490cfd" officeooo:paragraph-rsid="00490cfd"/>
    </style:style>
    <style:style style:name="P20" style:family="paragraph" style:parent-style-name="Standard" style:list-style-name="L1">
      <style:text-properties officeooo:rsid="002925ea" officeooo:paragraph-rsid="002925ea"/>
    </style:style>
    <style:style style:name="P21" style:family="paragraph" style:parent-style-name="Standard" style:list-style-name="L1">
      <style:text-properties officeooo:rsid="002a6d9c" officeooo:paragraph-rsid="002a6d9c"/>
    </style:style>
    <style:style style:name="P22" style:family="paragraph" style:parent-style-name="Standard" style:list-style-name="L2">
      <style:text-properties officeooo:rsid="002a6d9c" officeooo:paragraph-rsid="002a6d9c"/>
    </style:style>
    <style:style style:name="P23" style:family="paragraph" style:parent-style-name="Standard">
      <style:text-properties fo:font-variant="normal" fo:text-transform="none" style:text-position="0% 100%" fo:font-style="normal" style:text-underline-style="none" fo:font-weight="normal" officeooo:paragraph-rsid="004a870c"/>
    </style:style>
    <style:style style:name="P24" style:family="paragraph" style:parent-style-name="Standard">
      <style:text-properties officeooo:rsid="00490cfd" officeooo:paragraph-rsid="00490cfd"/>
    </style:style>
    <style:style style:name="P25" style:family="paragraph" style:parent-style-name="Standard">
      <style:text-properties officeooo:rsid="004b0830" officeooo:paragraph-rsid="004b0830"/>
    </style:style>
    <style:style style:name="T1" style:family="text">
      <style:text-properties officeooo:rsid="00166e0d"/>
    </style:style>
    <style:style style:name="T2" style:family="text">
      <style:text-properties officeooo:rsid="001697d3"/>
    </style:style>
    <style:style style:name="T3" style:family="text">
      <style:text-properties fo:font-variant="normal" fo:text-transform="none" style:text-position="0% 100%" fo:font-style="normal" style:text-underline-style="none" fo:font-weight="normal"/>
    </style:style>
    <style:style style:name="T4" style:family="text">
      <style:text-properties fo:font-variant="normal" fo:text-transform="none" style:text-position="0% 100%" fo:font-style="normal" style:text-underline-style="none" fo:font-weight="normal" officeooo:rsid="00281102"/>
    </style:style>
    <style:style style:name="T5" style:family="text">
      <style:text-properties fo:font-variant="normal" fo:text-transform="none" style:text-position="0% 100%" fo:font-style="normal" style:text-underline-style="none" fo:font-weight="normal" officeooo:rsid="0046fcca"/>
    </style:style>
    <style:style style:name="T6" style:family="text">
      <style:text-properties fo:font-variant="normal" fo:text-transform="none" style:text-position="0% 100%" fo:font-style="italic" style:text-underline-style="none" fo:font-weight="normal" style:font-style-asian="italic"/>
    </style:style>
    <style:style style:name="T7" style:family="text">
      <style:text-properties fo:font-variant="normal" fo:text-transform="none" style:text-position="0% 100%" style:text-underline-style="none" fo:font-weight="normal"/>
    </style:style>
    <style:style style:name="T8" style:family="text">
      <style:text-properties fo:font-variant="normal" fo:text-transform="none" style:text-position="0% 100%" style:text-underline-style="none" fo:font-weight="normal" officeooo:rsid="002e0e26"/>
    </style:style>
    <style:style style:name="T9" style:family="text">
      <style:text-properties fo:font-variant="normal" fo:text-transform="none" style:text-position="0% 100%" style:text-underline-style="none" fo:font-weight="normal" officeooo:rsid="00319fe8"/>
    </style:style>
    <style:style style:name="T10" style:family="text">
      <style:text-properties fo:font-variant="normal" fo:text-transform="none" style:text-position="0% 100%" style:text-underline-style="none" fo:font-weight="normal" officeooo:rsid="003381e1"/>
    </style:style>
    <style:style style:name="T11" style:family="text">
      <style:text-properties fo:font-variant="normal" fo:text-transform="none" style:text-position="0% 100%" style:text-underline-style="none" fo:font-weight="normal" officeooo:rsid="0034d24e"/>
    </style:style>
    <style:style style:name="T12" style:family="text">
      <style:text-properties fo:font-variant="normal" fo:text-transform="none" style:text-position="0% 100%" style:text-underline-style="none" fo:font-weight="normal" officeooo:rsid="0036b19f"/>
    </style:style>
    <style:style style:name="T13" style:family="text">
      <style:text-properties fo:font-variant="normal" fo:text-transform="none" style:text-position="0% 100%" style:text-underline-style="none" fo:font-weight="normal" officeooo:rsid="003156a8"/>
    </style:style>
    <style:style style:name="T14" style:family="text">
      <style:text-properties fo:font-variant="normal" fo:text-transform="none" style:text-position="0% 100%" style:text-underline-style="none" fo:font-weight="normal" officeooo:rsid="0037db72"/>
    </style:style>
    <style:style style:name="T15" style:family="text">
      <style:text-properties fo:font-variant="normal" fo:text-transform="none" style:text-position="0% 100%" style:text-underline-style="none" fo:font-weight="normal" officeooo:rsid="003e1de7" style:font-weight-asian="normal" style:font-weight-complex="normal"/>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1ddc7b"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1e17b7" style:text-blinking="false" fo:background-color="transparent" loext:char-shading-value="0"/>
    </style:style>
    <style:style style:name="T18" style:family="text">
      <style:text-properties officeooo:rsid="001e17b7"/>
    </style:style>
    <style:style style:name="T19" style:family="text">
      <style:text-properties officeooo:rsid="001e5a30"/>
    </style:style>
    <style:style style:name="T20" style:family="text">
      <style:text-properties officeooo:rsid="001e9ba9"/>
    </style:style>
    <style:style style:name="T21" style:family="text">
      <style:text-properties officeooo:rsid="001f2190"/>
    </style:style>
    <style:style style:name="T22" style:family="text">
      <style:text-properties officeooo:rsid="0020986c"/>
    </style:style>
    <style:style style:name="T23" style:family="text">
      <style:text-properties officeooo:rsid="00213842"/>
    </style:style>
    <style:style style:name="T24" style:family="text">
      <style:text-properties officeooo:rsid="0021a11f"/>
    </style:style>
    <style:style style:name="T25" style:family="text">
      <style:text-properties officeooo:rsid="0024e29f"/>
    </style:style>
    <style:style style:name="T26" style:family="text">
      <style:text-properties officeooo:rsid="00254b83"/>
    </style:style>
    <style:style style:name="T27" style:family="text">
      <style:text-properties officeooo:rsid="0026fc6c"/>
    </style:style>
    <style:style style:name="T28" style:family="text">
      <style:text-properties officeooo:rsid="00276565"/>
    </style:style>
    <style:style style:name="T29" style:family="text">
      <style:text-properties officeooo:rsid="002a6d9c"/>
    </style:style>
    <style:style style:name="T30" style:family="text">
      <style:text-properties officeooo:rsid="00371edb"/>
    </style:style>
    <style:style style:name="T31" style:family="text">
      <style:text-properties officeooo:rsid="00397861"/>
    </style:style>
    <style:style style:name="T32" style:family="text">
      <style:text-properties officeooo:rsid="003ac2ff"/>
    </style:style>
    <style:style style:name="T33" style:family="text">
      <style:text-properties officeooo:rsid="003c9ffb"/>
    </style:style>
    <style:style style:name="T34" style:family="text">
      <style:text-properties officeooo:rsid="003d42e3"/>
    </style:style>
    <style:style style:name="T35" style:family="text">
      <style:text-properties officeooo:rsid="004428c6"/>
    </style:style>
    <style:style style:name="T36" style:family="text">
      <style:text-properties officeooo:rsid="0046117e"/>
    </style:style>
    <style:style style:name="T37" style:family="text">
      <style:text-properties officeooo:rsid="0048ece6"/>
    </style:style>
    <style:style style:name="T38" style:family="text">
      <style:text-properties officeooo:rsid="00490cfd"/>
    </style:style>
    <style:style style:name="T39" style:family="text">
      <style:text-properties officeooo:rsid="004c0dd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fd9a0076-7fff-3895-01ca-bedeb6895f5f"/>Investigación sobre autoconfianza, autoestima. </text:p>
      <text:p text:style-name="P1"/>
      <text:p text:style-name="P1"/>
      <text:p text:style-name="Standard"><text:span text:style-name="T16">Según el diccionario Merrian Webster la definición de auto confianza (self-confidence) es la confianza que tiene una persona en sí misma y en sus poderes y habilidades. </text:span><text:span text:style-name="T17">Se podría decir que es la forma en la que una persona se ve así misma y lo que cree que es capaz de hacer. Esta forma de mejorar y mantener esa visión es uno de los impulsos fundamentales de los humanos, y a lo largo de la historia se <text:s/>ha enfatizado el rol que tiene sobre la motivación, afecto e interacciones sociales</text:span><text:span text:style-name="T1"> <text:s/></text:span><text:reference-mark-start text:name="ZOTERO_ITEM CSL_CITATION {&quot;citationID&quot;:&quot;Lp7BtYTs&quot;,&quot;properties&quot;:{&quot;formattedCitation&quot;:&quot;(Benabou &amp; Tirole, 2002)&quot;,&quot;plainCitation&quot;:&quot;(Benabou &amp; Tirole, 2002)&quot;,&quot;noteIndex&quot;:0},&quot;citationItems&quot;:[{&quot;id&quot;:3,&quot;uris&quot;:[&quot;http://zotero.org/users/local/2L7slZni/items/QCVAVLCV&quot;],&quot;uri&quot;:[&quot;http://zotero.org/users/local/2L7slZni/items/QCVAVLCV&quot;],&quot;itemData&quot;:{&quot;id&quot;:3,&quot;type&quot;:&quot;article-journal&quot;,&quot;container-title&quot;:&quot;The Quarterly Journal of Economics&quot;,&quot;DOI&quot;:&quot;10.1162/003355302760193913&quot;,&quot;ISSN&quot;:&quot;0033-5533, 1531-4650&quot;,&quot;issue&quot;:&quot;3&quot;,&quot;journalAbbreviation&quot;:&quot;The Quarterly Journal of Economics&quot;,&quot;language&quot;:&quot;en&quot;,&quot;page&quot;:&quot;871-915&quot;,&quot;source&quot;:&quot;DOI.org (Crossref)&quot;,&quot;title&quot;:&quot;Self-Confidence and Personal Motivation&quot;,&quot;volume&quot;:&quot;117&quot;,&quot;author&quot;:[{&quot;family&quot;:&quot;Benabou&quot;,&quot;given&quot;:&quot;R.&quot;},{&quot;family&quot;:&quot;Tirole&quot;,&quot;given&quot;:&quot;J.&quot;}],&quot;issued&quot;:{&quot;date-parts&quot;:[[&quot;2002&quot;,8,1]]}}}],&quot;schema&quot;:&quot;https://github.com/citation-style-language/schema/raw/master/csl-citation.json&quot;} RND0AwuMUNanW"/><text:span text:style-name="T1">(Benabou &amp; Tirole, 2002)</text:span><text:reference-mark-end text:name="ZOTERO_ITEM CSL_CITATION {&quot;citationID&quot;:&quot;Lp7BtYTs&quot;,&quot;properties&quot;:{&quot;formattedCitation&quot;:&quot;(Benabou &amp; Tirole, 2002)&quot;,&quot;plainCitation&quot;:&quot;(Benabou &amp; Tirole, 2002)&quot;,&quot;noteIndex&quot;:0},&quot;citationItems&quot;:[{&quot;id&quot;:3,&quot;uris&quot;:[&quot;http://zotero.org/users/local/2L7slZni/items/QCVAVLCV&quot;],&quot;uri&quot;:[&quot;http://zotero.org/users/local/2L7slZni/items/QCVAVLCV&quot;],&quot;itemData&quot;:{&quot;id&quot;:3,&quot;type&quot;:&quot;article-journal&quot;,&quot;container-title&quot;:&quot;The Quarterly Journal of Economics&quot;,&quot;DOI&quot;:&quot;10.1162/003355302760193913&quot;,&quot;ISSN&quot;:&quot;0033-5533, 1531-4650&quot;,&quot;issue&quot;:&quot;3&quot;,&quot;journalAbbreviation&quot;:&quot;The Quarterly Journal of Economics&quot;,&quot;language&quot;:&quot;en&quot;,&quot;page&quot;:&quot;871-915&quot;,&quot;source&quot;:&quot;DOI.org (Crossref)&quot;,&quot;title&quot;:&quot;Self-Confidence and Personal Motivation&quot;,&quot;volume&quot;:&quot;117&quot;,&quot;author&quot;:[{&quot;family&quot;:&quot;Benabou&quot;,&quot;given&quot;:&quot;R.&quot;},{&quot;family&quot;:&quot;Tirole&quot;,&quot;given&quot;:&quot;J.&quot;}],&quot;issued&quot;:{&quot;date-parts&quot;:[[&quot;2002&quot;,8,1]]}}}],&quot;schema&quot;:&quot;https://github.com/citation-style-language/schema/raw/master/csl-citation.json&quot;} RND0AwuMUNanW"/> <text:span text:style-name="T2">Además, también se ve relacionada con </text:span><text:span text:style-name="T18">otras áreas tales como el</text:span><text:span text:style-name="T2"> desempeño </text:span><text:span text:style-name="T18">en pruebas <text:s/>y </text:span><text:span text:style-name="T2"><text:s/>la seguridad que las personas tienen sobre estas respuestas </text:span><text:reference-mark-start text:name="ZOTERO_ITEM CSL_CITATION {&quot;citationID&quot;:&quot;bvpNgZFG&quot;,&quot;properties&quot;:{&quot;formattedCitation&quot;:&quot;(Kleitman &amp; Stankov, 2007)&quot;,&quot;plainCitation&quot;:&quot;(Kleitman &amp; Stankov, 2007)&quot;,&quot;noteIndex&quot;:0},&quot;citationItems&quot;:[{&quot;id&quot;:5,&quot;uris&quot;:[&quot;http://zotero.org/users/local/2L7slZni/items/3NU2Y25B&quot;],&quot;uri&quot;:[&quot;http://zotero.org/users/local/2L7slZni/items/3NU2Y25B&quot;],&quot;itemData&quot;:{&quot;id&quot;:5,&quot;type&quot;:&quot;article-journal&quot;,&quot;container-title&quot;:&quot;Learning and Individual Differences&quot;,&quot;DOI&quot;:&quot;10.1016/j.lindif.2007.03.004&quot;,&quot;ISSN&quot;:&quot;10416080&quot;,&quot;issue&quot;:&quot;2&quot;,&quot;journalAbbreviation&quot;:&quot;Learning and Individual Differences&quot;,&quot;language&quot;:&quot;en&quot;,&quot;page&quot;:&quot;161-173&quot;,&quot;source&quot;:&quot;DOI.org (Crossref)&quot;,&quot;title&quot;:&quot;Self-confidence and metacognitive processes&quot;,&quot;volume&quot;:&quot;17&quot;,&quot;author&quot;:[{&quot;family&quot;:&quot;Kleitman&quot;,&quot;given&quot;:&quot;Sabina&quot;},{&quot;family&quot;:&quot;Stankov&quot;,&quot;given&quot;:&quot;Lazar&quot;}],&quot;issued&quot;:{&quot;date-parts&quot;:[[&quot;2007&quot;,4]]}}}],&quot;schema&quot;:&quot;https://github.com/citation-style-language/schema/raw/master/csl-citation.json&quot;} RND6CXjrbL13M"/><text:span text:style-name="T2">(Kleitman &amp; Stankov, 2007)</text:span><text:reference-mark-end text:name="ZOTERO_ITEM CSL_CITATION {&quot;citationID&quot;:&quot;bvpNgZFG&quot;,&quot;properties&quot;:{&quot;formattedCitation&quot;:&quot;(Kleitman &amp; Stankov, 2007)&quot;,&quot;plainCitation&quot;:&quot;(Kleitman &amp; Stankov, 2007)&quot;,&quot;noteIndex&quot;:0},&quot;citationItems&quot;:[{&quot;id&quot;:5,&quot;uris&quot;:[&quot;http://zotero.org/users/local/2L7slZni/items/3NU2Y25B&quot;],&quot;uri&quot;:[&quot;http://zotero.org/users/local/2L7slZni/items/3NU2Y25B&quot;],&quot;itemData&quot;:{&quot;id&quot;:5,&quot;type&quot;:&quot;article-journal&quot;,&quot;container-title&quot;:&quot;Learning and Individual Differences&quot;,&quot;DOI&quot;:&quot;10.1016/j.lindif.2007.03.004&quot;,&quot;ISSN&quot;:&quot;10416080&quot;,&quot;issue&quot;:&quot;2&quot;,&quot;journalAbbreviation&quot;:&quot;Learning and Individual Differences&quot;,&quot;language&quot;:&quot;en&quot;,&quot;page&quot;:&quot;161-173&quot;,&quot;source&quot;:&quot;DOI.org (Crossref)&quot;,&quot;title&quot;:&quot;Self-confidence and metacognitive processes&quot;,&quot;volume&quot;:&quot;17&quot;,&quot;author&quot;:[{&quot;family&quot;:&quot;Kleitman&quot;,&quot;given&quot;:&quot;Sabina&quot;},{&quot;family&quot;:&quot;Stankov&quot;,&quot;given&quot;:&quot;Lazar&quot;}],&quot;issued&quot;:{&quot;date-parts&quot;:[[&quot;2007&quot;,4]]}}}],&quot;schema&quot;:&quot;https://github.com/citation-style-language/schema/raw/master/csl-citation.json&quot;} RND6CXjrbL13M"/>. </text:p>
      <text:p text:style-name="P10"/>
      <text:p text:style-name="Standard"><text:span text:style-name="T19">Autoestima (self-steem) es definido, también por Merrian Webster como la confianza y satisfacción en uno mismo. </text:span><text:span text:style-name="T20">En este caso, ambas definiciones toman en cuenta la confianza en sí mismo, sin embargo estas dos definiciones pueden no siempre tratar de lo mismo. </text:span><text:span text:style-name="T21">La autoconfianza hace énfasis en la confianza en las habilidades de uno, en cambio la autoestima hace referencia en el aprecio emocional que sobre uno mismo, el valor que una persona cree tener </text:span><text:reference-mark-start text:name="ZOTERO_ITEM CSL_CITATION {&quot;citationID&quot;:&quot;oTASBABh&quot;,&quot;properties&quot;:{&quot;formattedCitation&quot;:&quot;(Burton, 2019)&quot;,&quot;plainCitation&quot;:&quot;(Burton, 2019)&quot;,&quot;noteIndex&quot;:0},&quot;citationItems&quot;:[{&quot;id&quot;:10,&quot;uris&quot;:[&quot;http://zotero.org/users/local/2L7slZni/items/KQA8LAE7&quot;],&quot;uri&quot;:[&quot;http://zotero.org/users/local/2L7slZni/items/KQA8LAE7&quot;],&quot;itemData&quot;:{&quot;id&quot;:10,&quot;type&quot;:&quot;webpage&quot;,&quot;abstract&quot;:&quot;Self-confidence and self-esteem do not always go hand in hand.&quot;,&quot;container-title&quot;:&quot;Psychology Today&quot;,&quot;language&quot;:&quot;en&quot;,&quot;note&quot;:&quot;source: www.psychologytoday.com&quot;,&quot;title&quot;:&quot;Self-Confidence Versus Self-Esteem&quot;,&quot;URL&quot;:&quot;https://www.psychologytoday.com/blog/hide-and-seek/201510/self-confidence-versus-self-esteem&quot;,&quot;author&quot;:[{&quot;family&quot;:&quot;Burton&quot;,&quot;given&quot;:&quot;Neel&quot;}],&quot;accessed&quot;:{&quot;date-parts&quot;:[[&quot;2020&quot;,4,4]]},&quot;issued&quot;:{&quot;date-parts&quot;:[[&quot;2019&quot;,10,19]]}}}],&quot;schema&quot;:&quot;https://github.com/citation-style-language/schema/raw/master/csl-citation.json&quot;} RNDC3k9RDrLzW"/><text:span text:style-name="T21">(Burton, 2019)</text:span><text:reference-mark-end text:name="ZOTERO_ITEM CSL_CITATION {&quot;citationID&quot;:&quot;oTASBABh&quot;,&quot;properties&quot;:{&quot;formattedCitation&quot;:&quot;(Burton, 2019)&quot;,&quot;plainCitation&quot;:&quot;(Burton, 2019)&quot;,&quot;noteIndex&quot;:0},&quot;citationItems&quot;:[{&quot;id&quot;:10,&quot;uris&quot;:[&quot;http://zotero.org/users/local/2L7slZni/items/KQA8LAE7&quot;],&quot;uri&quot;:[&quot;http://zotero.org/users/local/2L7slZni/items/KQA8LAE7&quot;],&quot;itemData&quot;:{&quot;id&quot;:10,&quot;type&quot;:&quot;webpage&quot;,&quot;abstract&quot;:&quot;Self-confidence and self-esteem do not always go hand in hand.&quot;,&quot;container-title&quot;:&quot;Psychology Today&quot;,&quot;language&quot;:&quot;en&quot;,&quot;note&quot;:&quot;source: www.psychologytoday.com&quot;,&quot;title&quot;:&quot;Self-Confidence Versus Self-Esteem&quot;,&quot;URL&quot;:&quot;https://www.psychologytoday.com/blog/hide-and-seek/201510/self-confidence-versus-self-esteem&quot;,&quot;author&quot;:[{&quot;family&quot;:&quot;Burton&quot;,&quot;given&quot;:&quot;Neel&quot;}],&quot;accessed&quot;:{&quot;date-parts&quot;:[[&quot;2020&quot;,4,4]]},&quot;issued&quot;:{&quot;date-parts&quot;:[[&quot;2019&quot;,10,19]]}}}],&quot;schema&quot;:&quot;https://github.com/citation-style-language/schema/raw/master/csl-citation.json&quot;} RNDC3k9RDrLzW"/>. <text:span text:style-name="T21">Y así como la autoconfianza afecta distintos aspectos de la vida de una persona, la autoestima también los afecta, como por ejemplo, el tener una baja autoestim</text:span><text:span text:style-name="T30">a</text:span><text:span text:style-name="T21">, junto con eventos estresantes tienen influencia en el desarrollo del afecto depresivo </text:span><text:reference-mark-start text:name="ZOTERO_ITEM CSL_CITATION {&quot;citationID&quot;:&quot;gIIA45qL&quot;,&quot;properties&quot;:{&quot;formattedCitation&quot;:&quot;(Orth et\\uc0\\u160{}al., 2009)&quot;,&quot;plainCitation&quot;:&quot;(Orth et al., 2009)&quot;,&quot;noteIndex&quot;:0},&quot;citationItems&quot;:[{&quot;id&quot;:13,&quot;uris&quot;:[&quot;http://zotero.org/users/local/2L7slZni/items/WNKDSSEC&quot;],&quot;uri&quot;:[&quot;http://zotero.org/users/local/2L7slZni/items/WNKDSSEC&quot;],&quot;itemData&quot;:{&quot;id&quot;:13,&quot;type&quot;:&quot;article-journal&quot;,&quot;container-title&quot;:&quot;Journal of Personality and Social Psychology&quot;,&quot;DOI&quot;:&quot;10.1037/a0015645&quot;,&quot;ISSN&quot;:&quot;1939-1315, 0022-3514&quot;,&quot;issue&quot;:&quot;2&quot;,&quot;journalAbbreviation&quot;:&quot;Journal of Personality and Social Psychology&quot;,&quot;language&quot;:&quot;en&quot;,&quot;page&quot;:&quot;307-321&quot;,&quot;source&quot;:&quot;DOI.org (Crossref)&quot;,&quot;title&quot;:&quot;Disentangling the effects of low self-esteem and stressful events on depression: Findings from three longitudinal studies.&quot;,&quot;title-short&quot;:&quot;Disentangling the effects of low self-esteem and stressful events on depression&quot;,&quot;volume&quot;:&quot;97&quot;,&quot;author&quot;:[{&quot;family&quot;:&quot;Orth&quot;,&quot;given&quot;:&quot;Ulrich&quot;},{&quot;family&quot;:&quot;Robins&quot;,&quot;given&quot;:&quot;Richard W.&quot;},{&quot;family&quot;:&quot;Meier&quot;,&quot;given&quot;:&quot;Laurenz L.&quot;}],&quot;issued&quot;:{&quot;date-parts&quot;:[[&quot;2009&quot;]]}}}],&quot;schema&quot;:&quot;https://github.com/citation-style-language/schema/raw/master/csl-citation.json&quot;} RNDxiGD2IyFpS"/><text:span text:style-name="T3">(Orth et al., 2009)</text:span><text:reference-mark-end text:name="ZOTERO_ITEM CSL_CITATION {&quot;citationID&quot;:&quot;gIIA45qL&quot;,&quot;properties&quot;:{&quot;formattedCitation&quot;:&quot;(Orth et\\uc0\\u160{}al., 2009)&quot;,&quot;plainCitation&quot;:&quot;(Orth et al., 2009)&quot;,&quot;noteIndex&quot;:0},&quot;citationItems&quot;:[{&quot;id&quot;:13,&quot;uris&quot;:[&quot;http://zotero.org/users/local/2L7slZni/items/WNKDSSEC&quot;],&quot;uri&quot;:[&quot;http://zotero.org/users/local/2L7slZni/items/WNKDSSEC&quot;],&quot;itemData&quot;:{&quot;id&quot;:13,&quot;type&quot;:&quot;article-journal&quot;,&quot;container-title&quot;:&quot;Journal of Personality and Social Psychology&quot;,&quot;DOI&quot;:&quot;10.1037/a0015645&quot;,&quot;ISSN&quot;:&quot;1939-1315, 0022-3514&quot;,&quot;issue&quot;:&quot;2&quot;,&quot;journalAbbreviation&quot;:&quot;Journal of Personality and Social Psychology&quot;,&quot;language&quot;:&quot;en&quot;,&quot;page&quot;:&quot;307-321&quot;,&quot;source&quot;:&quot;DOI.org (Crossref)&quot;,&quot;title&quot;:&quot;Disentangling the effects of low self-esteem and stressful events on depression: Findings from three longitudinal studies.&quot;,&quot;title-short&quot;:&quot;Disentangling the effects of low self-esteem and stressful events on depression&quot;,&quot;volume&quot;:&quot;97&quot;,&quot;author&quot;:[{&quot;family&quot;:&quot;Orth&quot;,&quot;given&quot;:&quot;Ulrich&quot;},{&quot;family&quot;:&quot;Robins&quot;,&quot;given&quot;:&quot;Richard W.&quot;},{&quot;family&quot;:&quot;Meier&quot;,&quot;given&quot;:&quot;Laurenz L.&quot;}],&quot;issued&quot;:{&quot;date-parts&quot;:[[&quot;2009&quot;]]}}}],&quot;schema&quot;:&quot;https://github.com/citation-style-language/schema/raw/master/csl-citation.json&quot;} RNDxiGD2IyFpS"/><text:span text:style-name="T21">. <text:s/></text:span></text:p>
      <text:p text:style-name="P10"/>
      <text:p text:style-name="Standard"><text:span text:style-name="T22">Los estudiantes universitarios son una de las poblaciones que se ven afectadas por la baja autoestima y baja autoconfianza. De hecho, los estudiantes tienden a basar su valor en lograr las expectativas de otros, y para lograr ese objetivo llegan a caer en el consumo de bebidas alcohólicas, un mecanismo de supervivencia </text:span><text:reference-mark-start text:name="ZOTERO_ITEM CSL_CITATION {&quot;citationID&quot;:&quot;w2F1Axcd&quot;,&quot;properties&quot;:{&quot;formattedCitation&quot;:&quot;(Neighbors et\\uc0\\u160{}al., 2004)&quot;,&quot;plainCitation&quot;:&quot;(Neighbors et al., 2004)&quot;,&quot;noteIndex&quot;:0},&quot;citationItems&quot;:[{&quot;id&quot;:14,&quot;uris&quot;:[&quot;http://zotero.org/users/local/2L7slZni/items/Q77VBUS5&quot;],&quot;uri&quot;:[&quot;http://zotero.org/users/local/2L7slZni/items/Q77VBUS5&quot;],&quot;itemData&quot;:{&quot;id&quot;:14,&quot;type&quot;:&quot;article-journal&quot;,&quot;container-title&quot;:&quot;Self and Identity&quot;,&quot;DOI&quot;:&quot;10.1080/13576500444000029&quot;,&quot;ISSN&quot;:&quot;1529-8868, 1529-8876&quot;,&quot;issue&quot;:&quot;3&quot;,&quot;journalAbbreviation&quot;:&quot;Self and Identity&quot;,&quot;language&quot;:&quot;en&quot;,&quot;page&quot;:&quot;207-224&quot;,&quot;source&quot;:&quot;DOI.org (Crossref)&quot;,&quot;title&quot;:&quot;Feeling Controlled and Drinking Motives Among College Students: Contingent Self-Esteem as a Mediator&quot;,&quot;title-short&quot;:&quot;Feeling Controlled and Drinking Motives Among College Students&quot;,&quot;volume&quot;:&quot;3&quot;,&quot;author&quot;:[{&quot;family&quot;:&quot;Neighbors&quot;,&quot;given&quot;:&quot;Clayton&quot;},{&quot;family&quot;:&quot;Larimer&quot;,&quot;given&quot;:&quot;Mary E&quot;},{&quot;family&quot;:&quot;Markman Geisner&quot;,&quot;given&quot;:&quot;Irene&quot;},{&quot;family&quot;:&quot;Knee&quot;,&quot;given&quot;:&quot;C Raymond&quot;}],&quot;issued&quot;:{&quot;date-parts&quot;:[[&quot;2004&quot;,7]]}}}],&quot;schema&quot;:&quot;https://github.com/citation-style-language/schema/raw/master/csl-citation.json&quot;} RND4VESaSdkyx"/><text:span text:style-name="T3">(Neighbors et al., 2004)</text:span><text:reference-mark-end text:name="ZOTERO_ITEM CSL_CITATION {&quot;citationID&quot;:&quot;w2F1Axcd&quot;,&quot;properties&quot;:{&quot;formattedCitation&quot;:&quot;(Neighbors et\\uc0\\u160{}al., 2004)&quot;,&quot;plainCitation&quot;:&quot;(Neighbors et al., 2004)&quot;,&quot;noteIndex&quot;:0},&quot;citationItems&quot;:[{&quot;id&quot;:14,&quot;uris&quot;:[&quot;http://zotero.org/users/local/2L7slZni/items/Q77VBUS5&quot;],&quot;uri&quot;:[&quot;http://zotero.org/users/local/2L7slZni/items/Q77VBUS5&quot;],&quot;itemData&quot;:{&quot;id&quot;:14,&quot;type&quot;:&quot;article-journal&quot;,&quot;container-title&quot;:&quot;Self and Identity&quot;,&quot;DOI&quot;:&quot;10.1080/13576500444000029&quot;,&quot;ISSN&quot;:&quot;1529-8868, 1529-8876&quot;,&quot;issue&quot;:&quot;3&quot;,&quot;journalAbbreviation&quot;:&quot;Self and Identity&quot;,&quot;language&quot;:&quot;en&quot;,&quot;page&quot;:&quot;207-224&quot;,&quot;source&quot;:&quot;DOI.org (Crossref)&quot;,&quot;title&quot;:&quot;Feeling Controlled and Drinking Motives Among College Students: Contingent Self-Esteem as a Mediator&quot;,&quot;title-short&quot;:&quot;Feeling Controlled and Drinking Motives Among College Students&quot;,&quot;volume&quot;:&quot;3&quot;,&quot;author&quot;:[{&quot;family&quot;:&quot;Neighbors&quot;,&quot;given&quot;:&quot;Clayton&quot;},{&quot;family&quot;:&quot;Larimer&quot;,&quot;given&quot;:&quot;Mary E&quot;},{&quot;family&quot;:&quot;Markman Geisner&quot;,&quot;given&quot;:&quot;Irene&quot;},{&quot;family&quot;:&quot;Knee&quot;,&quot;given&quot;:&quot;C Raymond&quot;}],&quot;issued&quot;:{&quot;date-parts&quot;:[[&quot;2004&quot;,7]]}}}],&quot;schema&quot;:&quot;https://github.com/citation-style-language/schema/raw/master/csl-citation.json&quot;} RND4VESaSdkyx"/><text:span text:style-name="T22">. </text:span><text:span text:style-name="T23">Esto es debido a que los estudiantes se encuentran en una tendencia llamada “orientación controlada”, esto se refiere a la percepción de ser presionado por el ambiente, de no tener verdaderas elecciones en los comportamientos de uno. De hecho, esta orientación controlada se ha relacionado con la percepción de mayor presión, de defensa del ego en interacciones sociales, mayor autoconciencia y auto monitoreo; también se ha relacionado con estrés crónico, hostilidad, agresión, </text:span><text:span text:style-name="T24">una pobre manejo de situaciones </text:span><text:reference-mark-start text:name="ZOTERO_ITEM CSL_CITATION {&quot;citationID&quot;:&quot;QqA6ExXj&quot;,&quot;properties&quot;:{&quot;formattedCitation&quot;:&quot;(Neighbors et\\uc0\\u160{}al., 2004)&quot;,&quot;plainCitation&quot;:&quot;(Neighbors et al., 2004)&quot;,&quot;noteIndex&quot;:0},&quot;citationItems&quot;:[{&quot;id&quot;:14,&quot;uris&quot;:[&quot;http://zotero.org/users/local/2L7slZni/items/Q77VBUS5&quot;],&quot;uri&quot;:[&quot;http://zotero.org/users/local/2L7slZni/items/Q77VBUS5&quot;],&quot;itemData&quot;:{&quot;id&quot;:14,&quot;type&quot;:&quot;article-journal&quot;,&quot;container-title&quot;:&quot;Self and Identity&quot;,&quot;DOI&quot;:&quot;10.1080/13576500444000029&quot;,&quot;ISSN&quot;:&quot;1529-8868, 1529-8876&quot;,&quot;issue&quot;:&quot;3&quot;,&quot;journalAbbreviation&quot;:&quot;Self and Identity&quot;,&quot;language&quot;:&quot;en&quot;,&quot;page&quot;:&quot;207-224&quot;,&quot;source&quot;:&quot;DOI.org (Crossref)&quot;,&quot;title&quot;:&quot;Feeling Controlled and Drinking Motives Among College Students: Contingent Self-Esteem as a Mediator&quot;,&quot;title-short&quot;:&quot;Feeling Controlled and Drinking Motives Among College Students&quot;,&quot;volume&quot;:&quot;3&quot;,&quot;author&quot;:[{&quot;family&quot;:&quot;Neighbors&quot;,&quot;given&quot;:&quot;Clayton&quot;},{&quot;family&quot;:&quot;Larimer&quot;,&quot;given&quot;:&quot;Mary E&quot;},{&quot;family&quot;:&quot;Markman Geisner&quot;,&quot;given&quot;:&quot;Irene&quot;},{&quot;family&quot;:&quot;Knee&quot;,&quot;given&quot;:&quot;C Raymond&quot;}],&quot;issued&quot;:{&quot;date-parts&quot;:[[&quot;2004&quot;,7]]}}}],&quot;schema&quot;:&quot;https://github.com/citation-style-language/schema/raw/master/csl-citation.json&quot;} RNDaGVdaiW2ZS"/><text:span text:style-name="T3">(Neighbors et al., 2004)</text:span><text:reference-mark-end text:name="ZOTERO_ITEM CSL_CITATION {&quot;citationID&quot;:&quot;QqA6ExXj&quot;,&quot;properties&quot;:{&quot;formattedCitation&quot;:&quot;(Neighbors et\\uc0\\u160{}al., 2004)&quot;,&quot;plainCitation&quot;:&quot;(Neighbors et al., 2004)&quot;,&quot;noteIndex&quot;:0},&quot;citationItems&quot;:[{&quot;id&quot;:14,&quot;uris&quot;:[&quot;http://zotero.org/users/local/2L7slZni/items/Q77VBUS5&quot;],&quot;uri&quot;:[&quot;http://zotero.org/users/local/2L7slZni/items/Q77VBUS5&quot;],&quot;itemData&quot;:{&quot;id&quot;:14,&quot;type&quot;:&quot;article-journal&quot;,&quot;container-title&quot;:&quot;Self and Identity&quot;,&quot;DOI&quot;:&quot;10.1080/13576500444000029&quot;,&quot;ISSN&quot;:&quot;1529-8868, 1529-8876&quot;,&quot;issue&quot;:&quot;3&quot;,&quot;journalAbbreviation&quot;:&quot;Self and Identity&quot;,&quot;language&quot;:&quot;en&quot;,&quot;page&quot;:&quot;207-224&quot;,&quot;source&quot;:&quot;DOI.org (Crossref)&quot;,&quot;title&quot;:&quot;Feeling Controlled and Drinking Motives Among College Students: Contingent Self-Esteem as a Mediator&quot;,&quot;title-short&quot;:&quot;Feeling Controlled and Drinking Motives Among College Students&quot;,&quot;volume&quot;:&quot;3&quot;,&quot;author&quot;:[{&quot;family&quot;:&quot;Neighbors&quot;,&quot;given&quot;:&quot;Clayton&quot;},{&quot;family&quot;:&quot;Larimer&quot;,&quot;given&quot;:&quot;Mary E&quot;},{&quot;family&quot;:&quot;Markman Geisner&quot;,&quot;given&quot;:&quot;Irene&quot;},{&quot;family&quot;:&quot;Knee&quot;,&quot;given&quot;:&quot;C Raymond&quot;}],&quot;issued&quot;:{&quot;date-parts&quot;:[[&quot;2004&quot;,7]]}}}],&quot;schema&quot;:&quot;https://github.com/citation-style-language/schema/raw/master/csl-citation.json&quot;} RNDaGVdaiW2ZS"/>. <text:span text:style-name="T23"><text:s/></text:span><text:span text:style-name="T22"><text:s/></text:span></text:p>
      <text:p text:style-name="P11"/>
      <text:p text:style-name="P12"><text:span text:style-name="T25">Como se mencionó antes, la baja autoconfianza y la baja autoestima pueden llegar a causar varios problemas a las personas, por lo que poder prevenirlas y </text:span><text:span text:style-name="T26">disminuir su impacto. </text:span><text:span text:style-name="T27">Una de las causas de la baja autoestima es pobre salud mental y que una forma de mitigar este </text:span><text:span text:style-name="T28">impacto de la baja autoestima es la autocompasión. La autocompasión es aceptar las dudas de uno mismo, las evaluaciones negativas y la baja salud mental, por lo que fomentar las autocompasión reduce la baja autoestima en situaciones de <text:s/>dudas sobre sí mismo </text:span><text:reference-mark-start text:name="ZOTERO_ITEM CSL_CITATION {&quot;citationID&quot;:&quot;1OJUrlWV&quot;,&quot;properties&quot;:{&quot;formattedCitation&quot;:&quot;(Marshall et\\uc0\\u160{}al., 2015)&quot;,&quot;plainCitation&quot;:&quot;(Marshall et al., 2015)&quot;,&quot;noteIndex&quot;:0},&quot;citationItems&quot;:[{&quot;id&quot;:12,&quot;uris&quot;:[&quot;http://zotero.org/users/local/2L7slZni/items/P58E5AR4&quot;],&quot;uri&quot;:[&quot;http://zotero.org/users/local/2L7slZni/items/P58E5AR4&quot;],&quot;itemData&quot;:{&quot;id&quot;:12,&quot;type&quot;:&quot;article-journal&quot;,&quot;container-title&quot;:&quot;Personality and Individual Differences&quot;,&quot;DOI&quot;:&quot;10.1016/j.paid.2014.09.013&quot;,&quot;ISSN&quot;:&quot;01918869&quot;,&quot;journalAbbreviation&quot;:&quot;Personality and Individual Differences&quot;,&quot;language&quot;:&quot;en&quot;,&quot;page&quot;:&quot;116-121&quot;,&quot;source&quot;:&quot;DOI.org (Crossref)&quot;,&quot;title&quot;:&quot;Self-compassion protects against the negative effects of low self-esteem: A longitudinal study in a large adolescent sample&quot;,&quot;title-short&quot;:&quot;Self-compassion protects against the negative effects of low self-esteem&quot;,&quot;volume&quot;:&quot;74&quot;,&quot;author&quot;:[{&quot;family&quot;:&quot;Marshall&quot;,&quot;given&quot;:&quot;Sarah L.&quot;},{&quot;family&quot;:&quot;Parker&quot;,&quot;given&quot;:&quot;Phillip D.&quot;},{&quot;family&quot;:&quot;Ciarrochi&quot;,&quot;given&quot;:&quot;Joseph&quot;},{&quot;family&quot;:&quot;Sahdra&quot;,&quot;given&quot;:&quot;Baljinder&quot;},{&quot;family&quot;:&quot;Jackson&quot;,&quot;given&quot;:&quot;Chris J.&quot;},{&quot;family&quot;:&quot;Heaven&quot;,&quot;given&quot;:&quot;Patrick C.L.&quot;}],&quot;issued&quot;:{&quot;date-parts&quot;:[[&quot;2015&quot;,2]]}}}],&quot;schema&quot;:&quot;https://github.com/citation-style-language/schema/raw/master/csl-citation.json&quot;} RNDcLECDdYDYU"/><text:span text:style-name="T3">(Marshall et al., 2015)</text:span><text:reference-mark-end text:name="ZOTERO_ITEM CSL_CITATION {&quot;citationID&quot;:&quot;1OJUrlWV&quot;,&quot;properties&quot;:{&quot;formattedCitation&quot;:&quot;(Marshall et\\uc0\\u160{}al., 2015)&quot;,&quot;plainCitation&quot;:&quot;(Marshall et al., 2015)&quot;,&quot;noteIndex&quot;:0},&quot;citationItems&quot;:[{&quot;id&quot;:12,&quot;uris&quot;:[&quot;http://zotero.org/users/local/2L7slZni/items/P58E5AR4&quot;],&quot;uri&quot;:[&quot;http://zotero.org/users/local/2L7slZni/items/P58E5AR4&quot;],&quot;itemData&quot;:{&quot;id&quot;:12,&quot;type&quot;:&quot;article-journal&quot;,&quot;container-title&quot;:&quot;Personality and Individual Differences&quot;,&quot;DOI&quot;:&quot;10.1016/j.paid.2014.09.013&quot;,&quot;ISSN&quot;:&quot;01918869&quot;,&quot;journalAbbreviation&quot;:&quot;Personality and Individual Differences&quot;,&quot;language&quot;:&quot;en&quot;,&quot;page&quot;:&quot;116-121&quot;,&quot;source&quot;:&quot;DOI.org (Crossref)&quot;,&quot;title&quot;:&quot;Self-compassion protects against the negative effects of low self-esteem: A longitudinal study in a large adolescent sample&quot;,&quot;title-short&quot;:&quot;Self-compassion protects against the negative effects of low self-esteem&quot;,&quot;volume&quot;:&quot;74&quot;,&quot;author&quot;:[{&quot;family&quot;:&quot;Marshall&quot;,&quot;given&quot;:&quot;Sarah L.&quot;},{&quot;family&quot;:&quot;Parker&quot;,&quot;given&quot;:&quot;Phillip D.&quot;},{&quot;family&quot;:&quot;Ciarrochi&quot;,&quot;given&quot;:&quot;Joseph&quot;},{&quot;family&quot;:&quot;Sahdra&quot;,&quot;given&quot;:&quot;Baljinder&quot;},{&quot;family&quot;:&quot;Jackson&quot;,&quot;given&quot;:&quot;Chris J.&quot;},{&quot;family&quot;:&quot;Heaven&quot;,&quot;given&quot;:&quot;Patrick C.L.&quot;}],&quot;issued&quot;:{&quot;date-parts&quot;:[[&quot;2015&quot;,2]]}}}],&quot;schema&quot;:&quot;https://github.com/citation-style-language/schema/raw/master/csl-citation.json&quot;} RNDcLECDdYDYU"/><text:span text:style-name="T3">. </text:span></text:p>
      <text:p text:style-name="P3"/>
      <text:p text:style-name="Standard"><text:span text:style-name="T4">Estrategias para mejorar la seguridad en uno mismo, aplicadas por atletas son: estrategias de manejo cognitivo de la confianza, que incluyen ensayos mentales, detener los pensamientos y diálogo interno positivo </text:span><text:reference-mark-start text:name="ZOTERO_ITEM CSL_CITATION {&quot;citationID&quot;:&quot;CDes2C7b&quot;,&quot;properties&quot;:{&quot;formattedCitation&quot;:&quot;(Hanton et\\uc0\\u160{}al., 2004)&quot;,&quot;plainCitation&quot;:&quot;(Hanton et al., 2004)&quot;,&quot;noteIndex&quot;:0},&quot;citationItems&quot;:[{&quot;id&quot;:7,&quot;uris&quot;:[&quot;http://zotero.org/users/local/2L7slZni/items/RX28ENBB&quot;],&quot;uri&quot;:[&quot;http://zotero.org/users/local/2L7slZni/items/RX28ENBB&quot;],&quot;itemData&quot;:{&quot;id&quot;:7,&quot;type&quot;:&quot;article-journal&quot;,&quot;container-title&quot;:&quot;Psychology of Sport and Exercise&quot;,&quot;DOI&quot;:&quot;10.1016/S1469-0292(03)00040-2&quot;,&quot;ISSN&quot;:&quot;14690292&quot;,&quot;issue&quot;:&quot;4&quot;,&quot;journalAbbreviation&quot;:&quot;Psychology of Sport and Exercise&quot;,&quot;language&quot;:&quot;en&quot;,&quot;page&quot;:&quot;477-495&quot;,&quot;source&quot;:&quot;DOI.org (Crossref)&quot;,&quot;title&quot;:&quot;Self-confidence and anxiety interpretation: A qualitative investigation&quot;,&quot;title-short&quot;:&quot;Self-confidence and anxiety interpretation&quot;,&quot;volume&quot;:&quot;5&quot;,&quot;author&quot;:[{&quot;family&quot;:&quot;Hanton&quot;,&quot;given&quot;:&quot;Sheldon&quot;},{&quot;family&quot;:&quot;Mellalieu&quot;,&quot;given&quot;:&quot;Stephen D.&quot;},{&quot;family&quot;:&quot;Hall&quot;,&quot;given&quot;:&quot;Ross&quot;}],&quot;issued&quot;:{&quot;date-parts&quot;:[[&quot;2004&quot;,10]]}}}],&quot;schema&quot;:&quot;https://github.com/citation-style-language/schema/raw/master/csl-citation.json&quot;} RNDemsQvsmCoe"/><text:span text:style-name="T3">(Hanton et al., 2004)</text:span><text:reference-mark-end text:name="ZOTERO_ITEM CSL_CITATION {&quot;citationID&quot;:&quot;CDes2C7b&quot;,&quot;properties&quot;:{&quot;formattedCitation&quot;:&quot;(Hanton et\\uc0\\u160{}al., 2004)&quot;,&quot;plainCitation&quot;:&quot;(Hanton et al., 2004)&quot;,&quot;noteIndex&quot;:0},&quot;citationItems&quot;:[{&quot;id&quot;:7,&quot;uris&quot;:[&quot;http://zotero.org/users/local/2L7slZni/items/RX28ENBB&quot;],&quot;uri&quot;:[&quot;http://zotero.org/users/local/2L7slZni/items/RX28ENBB&quot;],&quot;itemData&quot;:{&quot;id&quot;:7,&quot;type&quot;:&quot;article-journal&quot;,&quot;container-title&quot;:&quot;Psychology of Sport and Exercise&quot;,&quot;DOI&quot;:&quot;10.1016/S1469-0292(03)00040-2&quot;,&quot;ISSN&quot;:&quot;14690292&quot;,&quot;issue&quot;:&quot;4&quot;,&quot;journalAbbreviation&quot;:&quot;Psychology of Sport and Exercise&quot;,&quot;language&quot;:&quot;en&quot;,&quot;page&quot;:&quot;477-495&quot;,&quot;source&quot;:&quot;DOI.org (Crossref)&quot;,&quot;title&quot;:&quot;Self-confidence and anxiety interpretation: A qualitative investigation&quot;,&quot;title-short&quot;:&quot;Self-confidence and anxiety interpretation&quot;,&quot;volume&quot;:&quot;5&quot;,&quot;author&quot;:[{&quot;family&quot;:&quot;Hanton&quot;,&quot;given&quot;:&quot;Sheldon&quot;},{&quot;family&quot;:&quot;Mellalieu&quot;,&quot;given&quot;:&quot;Stephen D.&quot;},{&quot;family&quot;:&quot;Hall&quot;,&quot;given&quot;:&quot;Ross&quot;}],&quot;issued&quot;:{&quot;date-parts&quot;:[[&quot;2004&quot;,10]]}}}],&quot;schema&quot;:&quot;https://github.com/citation-style-language/schema/raw/master/csl-citation.json&quot;} RNDemsQvsmCoe"/>. </text:p>
      <text:p text:style-name="Standard"/>
      <text:p text:style-name="Standard"/>
      <text:p text:style-name="Standard"/>
      <text:p text:style-name="P13">Extra: Thought Stopping consiste en parar los malos pensamientos: </text:p>
      <text:list xml:id="list2299263123" text:style-name="L1">
        <text:list-item>
          <text:p text:style-name="P20">Listar los pensamientos más estresantes en orden de más estresante al menor. </text:p>
        </text:list-item>
        <text:list-item>
          <text:p text:style-name="P20">Imaginar el pensamiento, preferiblemente en un espacio privado para poder gritar ¡Alto! Con librtad</text:p>
        </text:list-item>
        <text:list-item>
          <text:p text:style-name="P20"><text:soft-page-break/>Parar el pensamiento. El objetivo es, al gritar ¡Alto! Crear un sobresaltdo de forma que el pensamiento se interrumpe. También puede funcionar dar un aplauso o palmada, saltar o pararse , <text:span text:style-name="T29">todo esto se vuelven señales para vaciar la mente y vaciarla. </text:span></text:p>
        </text:list-item>
        <text:list-item>
          <text:p text:style-name="P21">Esto se repite hasta que el pensamiento que se desea parar se vaya por completo cuando se desee. Se repite el ejercicio pero ya no se grita, se utiliza la voz normal, luego susurros y por último solo se imagina. </text:p>
        </text:list-item>
      </text:list>
      <text:p text:style-name="P14"/>
      <text:p text:style-name="P14">Otras formas de detener pensamientos son: </text:p>
      <text:list xml:id="list1535141510" text:style-name="L2">
        <text:list-item>
          <text:p text:style-name="P22">Cerrar los ojos, tomar un buen respiro, imaginar una señal de alto muy grande y brillante. También imaginar carros parados, que esperan su turno para avanzar, y que cuando le toque a uno, tomar otro respiro y avanzar.</text:p>
        </text:list-item>
        <text:list-item>
          <text:p text:style-name="P22">Hacerse consciente que uno tiene los pensamientos no deseados diciéndose a sí mismo el pensamiento, por ejemplo: “Estoy teniendo el pensamiento que voy a perder el examen”. De estea forma uno realiza que son pensamientos y que no está pasando en la vida real. </text:p>
        </text:list-item>
      </text:list>
      <text:p text:style-name="P14"/>
      <text:p text:style-name="P15"><text:span text:style-name="T29">Al terminar estos pensamientos, algo que funciona es agregar pensamientos agradables o imaginar imágenes que tranquilizan. De esta forma eso no está relacionado con el pensamiento original </text:span><text:reference-mark-start text:name="ZOTERO_ITEM CSL_CITATION {&quot;citationID&quot;:&quot;YnkpuI9s&quot;,&quot;properties&quot;:{&quot;formattedCitation&quot;:&quot;({\\i{}Stop Negative Thoughts: Getting Started | Michigan Medicine}, s/f)&quot;,&quot;plainCitation&quot;:&quot;(Stop Negative Thoughts: Getting Started | Michigan Medicine, s/f)&quot;,&quot;noteIndex&quot;:0},&quot;citationItems&quot;:[{&quot;id&quot;:16,&quot;uris&quot;:[&quot;http://zotero.org/users/local/2L7slZni/items/M34ZE45R&quot;],&quot;uri&quot;:[&quot;http://zotero.org/users/local/2L7slZni/items/M34ZE45R&quot;],&quot;itemData&quot;:{&quot;id&quot;:16,&quot;type&quot;:&quot;webpage&quot;,&quot;title&quot;:&quot;Stop Negative Thoughts: Getting Started | Michigan Medicine&quot;,&quot;URL&quot;:&quot;https://www.uofmhealth.org/health-library/uf9938&quot;,&quot;accessed&quot;:{&quot;date-parts&quot;:[[&quot;2020&quot;,4,5]]}}}],&quot;schema&quot;:&quot;https://github.com/citation-style-language/schema/raw/master/csl-citation.json&quot;} RNDmWcJkEMeOU"/><text:span text:style-name="T7">(</text:span><text:span text:style-name="T6">Stop Negative Thoughts: Getting Started | Michigan Medicine</text:span><text:span text:style-name="T7">, s/f)</text:span><text:reference-mark-end text:name="ZOTERO_ITEM CSL_CITATION {&quot;citationID&quot;:&quot;YnkpuI9s&quot;,&quot;properties&quot;:{&quot;formattedCitation&quot;:&quot;({\\i{}Stop Negative Thoughts: Getting Started | Michigan Medicine}, s/f)&quot;,&quot;plainCitation&quot;:&quot;(Stop Negative Thoughts: Getting Started | Michigan Medicine, s/f)&quot;,&quot;noteIndex&quot;:0},&quot;citationItems&quot;:[{&quot;id&quot;:16,&quot;uris&quot;:[&quot;http://zotero.org/users/local/2L7slZni/items/M34ZE45R&quot;],&quot;uri&quot;:[&quot;http://zotero.org/users/local/2L7slZni/items/M34ZE45R&quot;],&quot;itemData&quot;:{&quot;id&quot;:16,&quot;type&quot;:&quot;webpage&quot;,&quot;title&quot;:&quot;Stop Negative Thoughts: Getting Started | Michigan Medicine&quot;,&quot;URL&quot;:&quot;https://www.uofmhealth.org/health-library/uf9938&quot;,&quot;accessed&quot;:{&quot;date-parts&quot;:[[&quot;2020&quot;,4,5]]}}}],&quot;schema&quot;:&quot;https://github.com/citation-style-language/schema/raw/master/csl-citation.json&quot;} RNDmWcJkEMeOU"/><text:span text:style-name="T7">. </text:span></text:p>
      <text:p text:style-name="P5"/>
      <text:p text:style-name="Standard"><text:span text:style-name="T8">Los ensayos mentales consisten en imaginar las tareas que se tienen que realizar, ya sea una entrevista de trabajo, presentaciones, actuaciones, etc. Claro que solo imaginar la tarea no es suficiente, la combinación de la práctica mental y la práctica real llega a mejorar el desempeño en diversos contextos tales como comuniación y educación </text:span><text:reference-mark-start text:name="ZOTERO_ITEM CSL_CITATION {&quot;citationID&quot;:&quot;gbeVmi6b&quot;,&quot;properties&quot;:{&quot;formattedCitation&quot;:&quot;({\\i{}Mental Rehearsal}, s/f)&quot;,&quot;plainCitation&quot;:&quot;(Mental Rehearsal, s/f)&quot;,&quot;noteIndex&quot;:0},&quot;citationItems&quot;:[{&quot;id&quot;:18,&quot;uris&quot;:[&quot;http://zotero.org/users/local/2L7slZni/items/E32QW9BD&quot;],&quot;uri&quot;:[&quot;http://zotero.org/users/local/2L7slZni/items/E32QW9BD&quot;],&quot;itemData&quot;:{&quot;id&quot;:18,&quot;type&quot;:&quot;webpage&quot;,&quot;title&quot;:&quot;Mental Rehearsal&quot;,&quot;URL&quot;:&quot;http://www.wright.edu/~scott.williams/LeaderLetter/rehearsal.htm&quot;,&quot;accessed&quot;:{&quot;date-parts&quot;:[[&quot;2020&quot;,4,5]]}}}],&quot;schema&quot;:&quot;https://github.com/citation-style-language/schema/raw/master/csl-citation.json&quot;} RNDQ2rUqrH20K"/><text:span text:style-name="T8">(</text:span><text:span text:style-name="T6">Mental Rehearsal</text:span><text:span text:style-name="T7">, s/f)</text:span><text:reference-mark-end text:name="ZOTERO_ITEM CSL_CITATION {&quot;citationID&quot;:&quot;gbeVmi6b&quot;,&quot;properties&quot;:{&quot;formattedCitation&quot;:&quot;({\\i{}Mental Rehearsal}, s/f)&quot;,&quot;plainCitation&quot;:&quot;(Mental Rehearsal, s/f)&quot;,&quot;noteIndex&quot;:0},&quot;citationItems&quot;:[{&quot;id&quot;:18,&quot;uris&quot;:[&quot;http://zotero.org/users/local/2L7slZni/items/E32QW9BD&quot;],&quot;uri&quot;:[&quot;http://zotero.org/users/local/2L7slZni/items/E32QW9BD&quot;],&quot;itemData&quot;:{&quot;id&quot;:18,&quot;type&quot;:&quot;webpage&quot;,&quot;title&quot;:&quot;Mental Rehearsal&quot;,&quot;URL&quot;:&quot;http://www.wright.edu/~scott.williams/LeaderLetter/rehearsal.htm&quot;,&quot;accessed&quot;:{&quot;date-parts&quot;:[[&quot;2020&quot;,4,5]]}}}],&quot;schema&quot;:&quot;https://github.com/citation-style-language/schema/raw/master/csl-citation.json&quot;} RNDQ2rUqrH20K"/><text:span text:style-name="T8">. </text:span></text:p>
      <text:p text:style-name="P6"/>
      <text:p text:style-name="Standard"><text:span text:style-name="T14">El ejercicio es otro factor que puede contribuir a la mejora de la autoestima. El ejercicoi muestra efectos al corto plazo, además de contar con otros efectos positivos en la salud física </text:span><text:reference-mark-start text:name="ZOTERO_ITEM CSL_CITATION {&quot;citationID&quot;:&quot;8ihDPkPq&quot;,&quot;properties&quot;:{&quot;formattedCitation&quot;:&quot;(Ekeland et\\uc0\\u160{}al., 2004)&quot;,&quot;plainCitation&quot;:&quot;(Ekeland et al., 2004)&quot;,&quot;noteIndex&quot;:0},&quot;citationItems&quot;:[{&quot;id&quot;:22,&quot;uris&quot;:[&quot;http://zotero.org/users/local/2L7slZni/items/DL5TZ883&quot;],&quot;uri&quot;:[&quot;http://zotero.org/users/local/2L7slZni/items/DL5TZ883&quot;],&quot;itemData&quot;:{&quot;id&quot;:22,&quot;type&quot;:&quot;article-journal&quot;,&quot;container-title&quot;:&quot;Cochrane Database of Systematic Reviews&quot;,&quot;DOI&quot;:&quot;10.1002/14651858.CD003683.pub2&quot;,&quot;ISSN&quot;:&quot;14651858&quot;,&quot;language&quot;:&quot;en&quot;,&quot;source&quot;:&quot;DOI.org (Crossref)&quot;,&quot;title&quot;:&quot;Exercise to improve self-esteem in children and young people&quot;,&quot;URL&quot;:&quot;http://doi.wiley.com/10.1002/14651858.CD003683.pub2&quot;,&quot;author&quot;:[{&quot;family&quot;:&quot;Ekeland&quot;,&quot;given&quot;:&quot;Eilin&quot;},{&quot;family&quot;:&quot;Heian&quot;,&quot;given&quot;:&quot;Frode&quot;},{&quot;family&quot;:&quot;Hagen&quot;,&quot;given&quot;:&quot;Kåre Birger&quot;},{&quot;family&quot;:&quot;Abbott&quot;,&quot;given&quot;:&quot;Jo M&quot;},{&quot;family&quot;:&quot;Nordheim&quot;,&quot;given&quot;:&quot;Lena&quot;}],&quot;editor&quot;:[{&quot;literal&quot;:&quot;Cochrane Developmental, Psychosocial and Learning Problems Group&quot;}],&quot;accessed&quot;:{&quot;date-parts&quot;:[[&quot;2020&quot;,4,18]]},&quot;issued&quot;:{&quot;date-parts&quot;:[[&quot;2004&quot;,1,26]]}}}],&quot;schema&quot;:&quot;https://github.com/citation-style-language/schema/raw/master/csl-citation.json&quot;} RNDaHyPJTkFBz"/><text:span text:style-name="T3">(Ekeland et al., 2004)</text:span><text:reference-mark-end text:name="ZOTERO_ITEM CSL_CITATION {&quot;citationID&quot;:&quot;8ihDPkPq&quot;,&quot;properties&quot;:{&quot;formattedCitation&quot;:&quot;(Ekeland et\\uc0\\u160{}al., 2004)&quot;,&quot;plainCitation&quot;:&quot;(Ekeland et al., 2004)&quot;,&quot;noteIndex&quot;:0},&quot;citationItems&quot;:[{&quot;id&quot;:22,&quot;uris&quot;:[&quot;http://zotero.org/users/local/2L7slZni/items/DL5TZ883&quot;],&quot;uri&quot;:[&quot;http://zotero.org/users/local/2L7slZni/items/DL5TZ883&quot;],&quot;itemData&quot;:{&quot;id&quot;:22,&quot;type&quot;:&quot;article-journal&quot;,&quot;container-title&quot;:&quot;Cochrane Database of Systematic Reviews&quot;,&quot;DOI&quot;:&quot;10.1002/14651858.CD003683.pub2&quot;,&quot;ISSN&quot;:&quot;14651858&quot;,&quot;language&quot;:&quot;en&quot;,&quot;source&quot;:&quot;DOI.org (Crossref)&quot;,&quot;title&quot;:&quot;Exercise to improve self-esteem in children and young people&quot;,&quot;URL&quot;:&quot;http://doi.wiley.com/10.1002/14651858.CD003683.pub2&quot;,&quot;author&quot;:[{&quot;family&quot;:&quot;Ekeland&quot;,&quot;given&quot;:&quot;Eilin&quot;},{&quot;family&quot;:&quot;Heian&quot;,&quot;given&quot;:&quot;Frode&quot;},{&quot;family&quot;:&quot;Hagen&quot;,&quot;given&quot;:&quot;Kåre Birger&quot;},{&quot;family&quot;:&quot;Abbott&quot;,&quot;given&quot;:&quot;Jo M&quot;},{&quot;family&quot;:&quot;Nordheim&quot;,&quot;given&quot;:&quot;Lena&quot;}],&quot;editor&quot;:[{&quot;literal&quot;:&quot;Cochrane Developmental, Psychosocial and Learning Problems Group&quot;}],&quot;accessed&quot;:{&quot;date-parts&quot;:[[&quot;2020&quot;,4,18]]},&quot;issued&quot;:{&quot;date-parts&quot;:[[&quot;2004&quot;,1,26]]}}}],&quot;schema&quot;:&quot;https://github.com/citation-style-language/schema/raw/master/csl-citation.json&quot;} RNDaHyPJTkFBz"/></text:p>
      <text:p text:style-name="Standard"/>
      <text:p text:style-name="P17">Algunas formas de mejorar la baja autoestim<text:span text:style-name="T31">a son: </text:span></text:p>
      <text:p text:style-name="P17">- <text:span text:style-name="T31">Desarrollar conciencia: Esto se refiere a reconocer cómo se responde y reacciona a los miedos.</text:span></text:p>
      <text:p text:style-name="P17">- <text:span text:style-name="T31">Escribir en un diario: Escribir lo que se siente, para así separar ideas negativas de uno mismo, además de </text:span><text:span text:style-name="T32">tomar conciencia de esos sentimientos.</text:span></text:p>
      <text:p text:style-name="P17">- <text:span text:style-name="T32">No ser prejuicioso: aceptarse a uno mismo, experiencias, fallas y éxitos, todo ya sea bueno o malo y tomarlo sin orgullo ni vergüenza.</text:span></text:p>
      <text:p text:style-name="P17">- <text:span text:style-name="T33">Estar conectado con uno mismo: Parar el pensamiento automático,</text:span></text:p>
      <text:p text:style-name="P17">- <text:span text:style-name="T33">Practicar meditación consciente: dejar pasar los pensamientos rápidos y aceptar que esos pensamientos y sentimientos son pasajeros y no parte de uno mismo. Tomar tiempo para practicar la respiración.</text:span></text:p>
      <text:p text:style-name="P17">- <text:span text:style-name="T34">Desarrollar una mente de principiante: Se refiere a ver y experimentar las cosas como si fuera la primera vez, con mente abierta y expectativa. Así se puede ver las cosas en una nueva luz y no responder con los mismos patrones de comportamiento.</text:span></text:p>
      <text:p text:style-name="P17">- <text:span text:style-name="T34">Dejar ir: Dejar de pensar en lo que uno tendría que ser y así confiar más en uno mismo y lo que es correcto para uno.</text:span></text:p>
      <text:p text:style-name="P17">- <text:span text:style-name="T34">Mostrar compasión con uno mismo: Uno merece amor tal como cualquier otra persona y de esta forma mostrar amor, seguridad y aceptación a uno mismo de la forma que se merece.</text:span></text:p>
      <text:p text:style-name="Standard"><text:reference-mark-start text:name="ZOTERO_ITEM CSL_CITATION {&quot;citationID&quot;:&quot;J2FtOFjU&quot;,&quot;properties&quot;:{&quot;formattedCitation&quot;:&quot;(Suzy.greaves, 2020)&quot;,&quot;plainCitation&quot;:&quot;(Suzy.greaves, 2020)&quot;,&quot;noteIndex&quot;:0},&quot;citationItems&quot;:[{&quot;id&quot;:23,&quot;uris&quot;:[&quot;http://zotero.org/users/local/2L7slZni/items/AKTIWCYR&quot;],&quot;uri&quot;:[&quot;http://zotero.org/users/local/2L7slZni/items/AKTIWCYR&quot;],&quot;itemData&quot;:{&quot;id&quot;:23,&quot;type&quot;:&quot;webpage&quot;,&quot;abstract&quot;:&quot;Journalist Deborah Ward offers her handy tips on coping with low confidence&quot;,&quot;container-title&quot;:&quot;Psychologies&quot;,&quot;genre&quot;:&quot;Text&quot;,&quot;language&quot;:&quot;en&quot;,&quot;note&quot;:&quot;source: www.psychologies.co.uk&quot;,&quot;title&quot;:&quot;10 ways to overcome low self-esteem&quot;,&quot;URL&quot;:&quot;https://www.psychologies.co.uk/10-ways-overcome-low-self-esteem&quot;,&quot;author&quot;:[{&quot;family&quot;:&quot;Suzy.greaves&quot;,&quot;given&quot;:&quot;&quot;}],&quot;accessed&quot;:{&quot;date-parts&quot;:[[&quot;2020&quot;,4,18]]},&quot;issued&quot;:{&quot;date-parts&quot;:[[&quot;2020&quot;,2,2]]}}}],&quot;schema&quot;:&quot;https://github.com/citation-style-language/schema/raw/master/csl-citation.json&quot;} RNDUDbGP0Izw8"/>(Suzy.greaves, 2020)<text:reference-mark-end text:name="ZOTERO_ITEM CSL_CITATION {&quot;citationID&quot;:&quot;J2FtOFjU&quot;,&quot;properties&quot;:{&quot;formattedCitation&quot;:&quot;(Suzy.greaves, 2020)&quot;,&quot;plainCitation&quot;:&quot;(Suzy.greaves, 2020)&quot;,&quot;noteIndex&quot;:0},&quot;citationItems&quot;:[{&quot;id&quot;:23,&quot;uris&quot;:[&quot;http://zotero.org/users/local/2L7slZni/items/AKTIWCYR&quot;],&quot;uri&quot;:[&quot;http://zotero.org/users/local/2L7slZni/items/AKTIWCYR&quot;],&quot;itemData&quot;:{&quot;id&quot;:23,&quot;type&quot;:&quot;webpage&quot;,&quot;abstract&quot;:&quot;Journalist Deborah Ward offers her handy tips on coping with low confidence&quot;,&quot;container-title&quot;:&quot;Psychologies&quot;,&quot;genre&quot;:&quot;Text&quot;,&quot;language&quot;:&quot;en&quot;,&quot;note&quot;:&quot;source: www.psychologies.co.uk&quot;,&quot;title&quot;:&quot;10 ways to overcome low self-esteem&quot;,&quot;URL&quot;:&quot;https://www.psychologies.co.uk/10-ways-overcome-low-self-esteem&quot;,&quot;author&quot;:[{&quot;family&quot;:&quot;Suzy.greaves&quot;,&quot;given&quot;:&quot;&quot;}],&quot;accessed&quot;:{&quot;date-parts&quot;:[[&quot;2020&quot;,4,18]]},&quot;issued&quot;:{&quot;date-parts&quot;:[[&quot;2020&quot;,2,2]]}}}],&quot;schema&quot;:&quot;https://github.com/citation-style-language/schema/raw/master/csl-citation.json&quot;} RNDUDbGP0Izw8"/></text:p>
      <text:p text:style-name="P6"/>
      <text:p text:style-name="P6"/>
      <text:p text:style-name="P16"><text:span text:style-name="T8">T</text:span><text:span text:style-name="T7">ests para determinar la autoestima y autoconfianza.</text:span></text:p>
      <text:p text:style-name="P7"><text:soft-page-break/></text:p>
      <text:p text:style-name="Standard"><text:span text:style-name="T13">Escala de autoestima de Rosenberg </text:span><text:span text:style-name="T10">(RSES)</text:span><text:span text:style-name="T13">. Hecha por Morris Rosenbers y que se utiliza </text:span><text:span text:style-name="T9">ampliamente en investigaciones de ciencias sociales. Utiliza una escala de 0-30 en la cual, una puntuación de menos de 15 indica una baja autoestima problemática. </text:span><text:span text:style-name="T11">Esta misma prueba fue usada </text:span><text:span text:style-name="T12">en 53 naciones, en 28 lenguajes diferentes con 16,998 participantes en el año 2005 </text:span><text:reference-mark-start text:name="ZOTERO_ITEM CSL_CITATION {&quot;citationID&quot;:&quot;N1oH3XSR&quot;,&quot;properties&quot;:{&quot;formattedCitation&quot;:&quot;(Schmitt &amp; Allik, 2005)&quot;,&quot;plainCitation&quot;:&quot;(Schmitt &amp; Allik, 2005)&quot;,&quot;noteIndex&quot;:0},&quot;citationItems&quot;:[{&quot;id&quot;:20,&quot;uris&quot;:[&quot;http://zotero.org/users/local/2L7slZni/items/W8ZLPBZY&quot;],&quot;uri&quot;:[&quot;http://zotero.org/users/local/2L7slZni/items/W8ZLPBZY&quot;],&quot;itemData&quot;:{&quot;id&quot;:20,&quot;type&quot;:&quot;article-journal&quot;,&quot;container-title&quot;:&quot;Journal of Personality and Social Psychology&quot;,&quot;DOI&quot;:&quot;10.1037/0022-3514.89.4.623&quot;,&quot;ISSN&quot;:&quot;1939-1315, 0022-3514&quot;,&quot;issue&quot;:&quot;4&quot;,&quot;journalAbbreviation&quot;:&quot;Journal of Personality and Social Psychology&quot;,&quot;language&quot;:&quot;en&quot;,&quot;page&quot;:&quot;623-642&quot;,&quot;source&quot;:&quot;DOI.org (Crossref)&quot;,&quot;title&quot;:&quot;Simultaneous Administration of the Rosenberg Self-Esteem Scale in 53 Nations: Exploring the Universal and Culture-Specific Features of Global Self-Esteem.&quot;,&quot;title-short&quot;:&quot;Simultaneous Administration of the Rosenberg Self-Esteem Scale in 53 Nations&quot;,&quot;volume&quot;:&quot;89&quot;,&quot;author&quot;:[{&quot;family&quot;:&quot;Schmitt&quot;,&quot;given&quot;:&quot;David P.&quot;},{&quot;family&quot;:&quot;Allik&quot;,&quot;given&quot;:&quot;Jüri&quot;}],&quot;issued&quot;:{&quot;date-parts&quot;:[[&quot;2005&quot;]]}}}],&quot;schema&quot;:&quot;https://github.com/citation-style-language/schema/raw/master/csl-citation.json&quot;} RND01GWMI9s1B"/><text:span text:style-name="T12">(Schmitt &amp; Allik, 2005)</text:span><text:reference-mark-end text:name="ZOTERO_ITEM CSL_CITATION {&quot;citationID&quot;:&quot;N1oH3XSR&quot;,&quot;properties&quot;:{&quot;formattedCitation&quot;:&quot;(Schmitt &amp; Allik, 2005)&quot;,&quot;plainCitation&quot;:&quot;(Schmitt &amp; Allik, 2005)&quot;,&quot;noteIndex&quot;:0},&quot;citationItems&quot;:[{&quot;id&quot;:20,&quot;uris&quot;:[&quot;http://zotero.org/users/local/2L7slZni/items/W8ZLPBZY&quot;],&quot;uri&quot;:[&quot;http://zotero.org/users/local/2L7slZni/items/W8ZLPBZY&quot;],&quot;itemData&quot;:{&quot;id&quot;:20,&quot;type&quot;:&quot;article-journal&quot;,&quot;container-title&quot;:&quot;Journal of Personality and Social Psychology&quot;,&quot;DOI&quot;:&quot;10.1037/0022-3514.89.4.623&quot;,&quot;ISSN&quot;:&quot;1939-1315, 0022-3514&quot;,&quot;issue&quot;:&quot;4&quot;,&quot;journalAbbreviation&quot;:&quot;Journal of Personality and Social Psychology&quot;,&quot;language&quot;:&quot;en&quot;,&quot;page&quot;:&quot;623-642&quot;,&quot;source&quot;:&quot;DOI.org (Crossref)&quot;,&quot;title&quot;:&quot;Simultaneous Administration of the Rosenberg Self-Esteem Scale in 53 Nations: Exploring the Universal and Culture-Specific Features of Global Self-Esteem.&quot;,&quot;title-short&quot;:&quot;Simultaneous Administration of the Rosenberg Self-Esteem Scale in 53 Nations&quot;,&quot;volume&quot;:&quot;89&quot;,&quot;author&quot;:[{&quot;family&quot;:&quot;Schmitt&quot;,&quot;given&quot;:&quot;David P.&quot;},{&quot;family&quot;:&quot;Allik&quot;,&quot;given&quot;:&quot;Jüri&quot;}],&quot;issued&quot;:{&quot;date-parts&quot;:[[&quot;2005&quot;]]}}}],&quot;schema&quot;:&quot;https://github.com/citation-style-language/schema/raw/master/csl-citation.json&quot;} RND01GWMI9s1B"/>. </text:p>
      <text:p text:style-name="P8"/>
      <text:p text:style-name="P8"/>
      <text:p text:style-name="P8"/>
      <text:p text:style-name="P9">Inteligencia Emocional</text:p>
      <text:p text:style-name="Standard"><text:span text:style-name="T15">Se define como la abilidad para monitorear los sentimientos de uno y otros, discriminar entre ellos y usar estos sentimientos para guiar las acciones y pensamientos de uno </text:span><text:reference-mark-start text:name="ZOTERO_ITEM CSL_CITATION {&quot;citationID&quot;:&quot;ff3uJWiF&quot;,&quot;properties&quot;:{&quot;formattedCitation&quot;:&quot;({\\i{}Emotional development and emotional intelligence}, 1997)&quot;,&quot;plainCitation&quot;:&quot;(Emotional development and emotional intelligence, 1997)&quot;,&quot;noteIndex&quot;:0},&quot;citationItems&quot;:[{&quot;id&quot;:25,&quot;uris&quot;:[&quot;http://zotero.org/users/local/2L7slZni/items/HD94SX7W&quot;],&quot;uri&quot;:[&quot;http://zotero.org/users/local/2L7slZni/items/HD94SX7W&quot;],&quot;itemData&quot;:{&quot;id&quot;:25,&quot;type&quot;:&quot;book&quot;,&quot;abstract&quot;:&quot;The authors define emotional intelligence as the ability to monitor one's own and others' feelings and emotions, to discriminate among them, and to use this information to guide one's thinking and action.  This book consists of chapters that present research on emotions and emotional development in a manner useful to educators, psychologists, and anyone interested in the unfolding of emotions during childhood. The book links theory and practice by juxtaposing scientific explanations of emotion with short commentaries from educators who elaborate on how these advances can be put to use in the classroom. The book provides ample evidence about emotional intelligence as well as sound information on the potential efficacy of educational programs based on this idea. (PsycINFO Database Record (c) 2019 APA, all rights reserved)&quot;,&quot;collection-title&quot;:&quot;Emotional development and emotional intelligence:  Educational implications&quot;,&quot;event-place&quot;:&quot;New York, NY, US&quot;,&quot;ISBN&quot;:&quot;978-0-465-09587-2&quot;,&quot;note&quot;:&quot;page: xvi, 288&quot;,&quot;number-of-pages&quot;:&quot;xvi, 288&quot;,&quot;publisher&quot;:&quot;Basic Books&quot;,&quot;publisher-place&quot;:&quot;New York, NY, US&quot;,&quot;source&quot;:&quot;APA PsycNET&quot;,&quot;title&quot;:&quot;Emotional development and emotional intelligence:  Educational implications&quot;,&quot;title-short&quot;:&quot;Emotional development and emotional intelligence&quot;,&quot;collection-editor&quot;:[{&quot;family&quot;:&quot;Salovey&quot;,&quot;given&quot;:&quot;Peter&quot;},{&quot;family&quot;:&quot;Sluyter&quot;,&quot;given&quot;:&quot;David J.&quot;}],&quot;issued&quot;:{&quot;date-parts&quot;:[[&quot;1997&quot;]]}}}],&quot;schema&quot;:&quot;https://github.com/citation-style-language/schema/raw/master/csl-citation.json&quot;} RNDp0PHjzb1k7"/><text:span text:style-name="T15">(</text:span><text:span text:style-name="T6">Emotional development and emotional intelligence</text:span><text:span text:style-name="T7">, 1997)</text:span><text:reference-mark-end text:name="ZOTERO_ITEM CSL_CITATION {&quot;citationID&quot;:&quot;ff3uJWiF&quot;,&quot;properties&quot;:{&quot;formattedCitation&quot;:&quot;({\\i{}Emotional development and emotional intelligence}, 1997)&quot;,&quot;plainCitation&quot;:&quot;(Emotional development and emotional intelligence, 1997)&quot;,&quot;noteIndex&quot;:0},&quot;citationItems&quot;:[{&quot;id&quot;:25,&quot;uris&quot;:[&quot;http://zotero.org/users/local/2L7slZni/items/HD94SX7W&quot;],&quot;uri&quot;:[&quot;http://zotero.org/users/local/2L7slZni/items/HD94SX7W&quot;],&quot;itemData&quot;:{&quot;id&quot;:25,&quot;type&quot;:&quot;book&quot;,&quot;abstract&quot;:&quot;The authors define emotional intelligence as the ability to monitor one's own and others' feelings and emotions, to discriminate among them, and to use this information to guide one's thinking and action.  This book consists of chapters that present research on emotions and emotional development in a manner useful to educators, psychologists, and anyone interested in the unfolding of emotions during childhood. The book links theory and practice by juxtaposing scientific explanations of emotion with short commentaries from educators who elaborate on how these advances can be put to use in the classroom. The book provides ample evidence about emotional intelligence as well as sound information on the potential efficacy of educational programs based on this idea. (PsycINFO Database Record (c) 2019 APA, all rights reserved)&quot;,&quot;collection-title&quot;:&quot;Emotional development and emotional intelligence:  Educational implications&quot;,&quot;event-place&quot;:&quot;New York, NY, US&quot;,&quot;ISBN&quot;:&quot;978-0-465-09587-2&quot;,&quot;note&quot;:&quot;page: xvi, 288&quot;,&quot;number-of-pages&quot;:&quot;xvi, 288&quot;,&quot;publisher&quot;:&quot;Basic Books&quot;,&quot;publisher-place&quot;:&quot;New York, NY, US&quot;,&quot;source&quot;:&quot;APA PsycNET&quot;,&quot;title&quot;:&quot;Emotional development and emotional intelligence:  Educational implications&quot;,&quot;title-short&quot;:&quot;Emotional development and emotional intelligence&quot;,&quot;collection-editor&quot;:[{&quot;family&quot;:&quot;Salovey&quot;,&quot;given&quot;:&quot;Peter&quot;},{&quot;family&quot;:&quot;Sluyter&quot;,&quot;given&quot;:&quot;David J.&quot;}],&quot;issued&quot;:{&quot;date-parts&quot;:[[&quot;1997&quot;]]}}}],&quot;schema&quot;:&quot;https://github.com/citation-style-language/schema/raw/master/csl-citation.json&quot;} RNDp0PHjzb1k7"/>. <text:s/><text:span text:style-name="T35">Se ha establecido que la intelgiencia emocional tiene relación con varias áreas </text:span><text:span text:style-name="T36">interpersonales; personas con mayor inteligencia emocional también tienen mayor perspectiva empática y monitoreo propio en situaciones sociales, también presentan mejores habilidades sociales, son más cooperativos con compañeros, presentan mejores resultados en relaciones cercanas y afectivas, <text:s/>mejores relacioens maritales, y presentan mayor satisfacción con sus parejas </text:span><text:reference-mark-start text:name="ZOTERO_ITEM CSL_CITATION {&quot;citationID&quot;:&quot;lIEhOdoW&quot;,&quot;properties&quot;:{&quot;formattedCitation&quot;:&quot;(Schutte et\\uc0\\u160{}al., 2001)&quot;,&quot;plainCitation&quot;:&quot;(Schutte et al., 2001)&quot;,&quot;noteIndex&quot;:0},&quot;citationItems&quot;:[{&quot;id&quot;:29,&quot;uris&quot;:[&quot;http://zotero.org/users/local/2L7slZni/items/WR7UC2R8&quot;],&quot;uri&quot;:[&quot;http://zotero.org/users/local/2L7slZni/items/WR7UC2R8&quot;],&quot;itemData&quot;:{&quot;id&quot;:29,&quot;type&quot;:&quot;article-journal&quot;,&quot;container-title&quot;:&quot;The Journal of Social Psychology&quot;,&quot;DOI&quot;:&quot;10.1080/00224540109600569&quot;,&quot;ISSN&quot;:&quot;0022-4545, 1940-1183&quot;,&quot;issue&quot;:&quot;4&quot;,&quot;journalAbbreviation&quot;:&quot;The Journal of Social Psychology&quot;,&quot;language&quot;:&quot;en&quot;,&quot;page&quot;:&quot;523-536&quot;,&quot;source&quot;:&quot;DOI.org (Crossref)&quot;,&quot;title&quot;:&quot;Emotional Intelligence and Interpersonal Relations&quot;,&quot;volume&quot;:&quot;141&quot;,&quot;author&quot;:[{&quot;family&quot;:&quot;Schutte&quot;,&quot;given&quot;:&quot;Nicola S.&quot;},{&quot;family&quot;:&quot;Malouff&quot;,&quot;given&quot;:&quot;John M.&quot;},{&quot;family&quot;:&quot;Bobik&quot;,&quot;given&quot;:&quot;Chad&quot;},{&quot;family&quot;:&quot;Coston&quot;,&quot;given&quot;:&quot;Tracie D.&quot;},{&quot;family&quot;:&quot;Greeson&quot;,&quot;given&quot;:&quot;Cyndy&quot;},{&quot;family&quot;:&quot;Jedlicka&quot;,&quot;given&quot;:&quot;Christina&quot;},{&quot;family&quot;:&quot;Rhodes&quot;,&quot;given&quot;:&quot;Emily&quot;},{&quot;family&quot;:&quot;Wendorf&quot;,&quot;given&quot;:&quot;Greta&quot;}],&quot;issued&quot;:{&quot;date-parts&quot;:[[&quot;2001&quot;,8]]}}}],&quot;schema&quot;:&quot;https://github.com/citation-style-language/schema/raw/master/csl-citation.json&quot;} RNDfvwCsgL3JN"/><text:span text:style-name="T3">(Schutte et al., 2001)</text:span><text:reference-mark-end text:name="ZOTERO_ITEM CSL_CITATION {&quot;citationID&quot;:&quot;lIEhOdoW&quot;,&quot;properties&quot;:{&quot;formattedCitation&quot;:&quot;(Schutte et\\uc0\\u160{}al., 2001)&quot;,&quot;plainCitation&quot;:&quot;(Schutte et al., 2001)&quot;,&quot;noteIndex&quot;:0},&quot;citationItems&quot;:[{&quot;id&quot;:29,&quot;uris&quot;:[&quot;http://zotero.org/users/local/2L7slZni/items/WR7UC2R8&quot;],&quot;uri&quot;:[&quot;http://zotero.org/users/local/2L7slZni/items/WR7UC2R8&quot;],&quot;itemData&quot;:{&quot;id&quot;:29,&quot;type&quot;:&quot;article-journal&quot;,&quot;container-title&quot;:&quot;The Journal of Social Psychology&quot;,&quot;DOI&quot;:&quot;10.1080/00224540109600569&quot;,&quot;ISSN&quot;:&quot;0022-4545, 1940-1183&quot;,&quot;issue&quot;:&quot;4&quot;,&quot;journalAbbreviation&quot;:&quot;The Journal of Social Psychology&quot;,&quot;language&quot;:&quot;en&quot;,&quot;page&quot;:&quot;523-536&quot;,&quot;source&quot;:&quot;DOI.org (Crossref)&quot;,&quot;title&quot;:&quot;Emotional Intelligence and Interpersonal Relations&quot;,&quot;volume&quot;:&quot;141&quot;,&quot;author&quot;:[{&quot;family&quot;:&quot;Schutte&quot;,&quot;given&quot;:&quot;Nicola S.&quot;},{&quot;family&quot;:&quot;Malouff&quot;,&quot;given&quot;:&quot;John M.&quot;},{&quot;family&quot;:&quot;Bobik&quot;,&quot;given&quot;:&quot;Chad&quot;},{&quot;family&quot;:&quot;Coston&quot;,&quot;given&quot;:&quot;Tracie D.&quot;},{&quot;family&quot;:&quot;Greeson&quot;,&quot;given&quot;:&quot;Cyndy&quot;},{&quot;family&quot;:&quot;Jedlicka&quot;,&quot;given&quot;:&quot;Christina&quot;},{&quot;family&quot;:&quot;Rhodes&quot;,&quot;given&quot;:&quot;Emily&quot;},{&quot;family&quot;:&quot;Wendorf&quot;,&quot;given&quot;:&quot;Greta&quot;}],&quot;issued&quot;:{&quot;date-parts&quot;:[[&quot;2001&quot;,8]]}}}],&quot;schema&quot;:&quot;https://github.com/citation-style-language/schema/raw/master/csl-citation.json&quot;} RNDfvwCsgL3JN"/><text:span text:style-name="T3">. </text:span></text:p>
      <text:p text:style-name="P2"/>
      <text:p text:style-name="P4">La prueba que se realiza para determinar el estado de inteligencia emocional de una persona es llamado <text:s/>“Mayer-Salovey-Caruso Emotional Intelligence Test” El cual se encarga de cuatro ramas de la inteligencia emocional: </text:p>
      <text:p text:style-name="P4">- Percibir emociones Tanto en uno como en otros, en objetos, arte, música y otros estímulos. </text:p>
      <text:p text:style-name="P4">- Pensamiento facilitador: Generar, usar y sentir emoción necesaria para comunicar mejor los sentimientos o usarlo en otro procesos cognitivos.</text:p>
      <text:p text:style-name="P4">- Entendiendo Emociones: Habilidad de entender información emocional, entender como las emociones con otros procesos se combinan y progresan en relaciones de transición y se aprecian significados emocionales.</text:p>
      <text:p text:style-name="Standard"><text:span text:style-name="T5">- Manejar emociones: Habilidad de estar abierto a sentimientos, modularlos en uno mismo y otros para promover el entendimiento y crecimiento </text:span><text:reference-mark-start text:name="ZOTERO_ITEM CSL_CITATION {&quot;citationID&quot;:&quot;uRDv7TwS&quot;,&quot;properties&quot;:{&quot;formattedCitation&quot;:&quot;({\\i{}Mayer-Salovey-Caruso Emotional Intelligence Test (MSCEIT)}, s/f)&quot;,&quot;plainCitation&quot;:&quot;(Mayer-Salovey-Caruso Emotional Intelligence Test (MSCEIT), s/f)&quot;,&quot;noteIndex&quot;:0},&quot;citationItems&quot;:[{&quot;id&quot;:30,&quot;uris&quot;:[&quot;http://zotero.org/users/local/2L7slZni/items/AGJ7WWF6&quot;],&quot;uri&quot;:[&quot;http://zotero.org/users/local/2L7slZni/items/AGJ7WWF6&quot;],&quot;itemData&quot;:{&quot;id&quot;:30,&quot;type&quot;:&quot;webpage&quot;,&quot;title&quot;:&quot;Mayer-Salovey-Caruso Emotional Intelligence Test (MSCEIT)&quot;,&quot;URL&quot;:&quot;http://www.eiconsortium.org/measures/msceit.html&quot;,&quot;accessed&quot;:{&quot;date-parts&quot;:[[&quot;2020&quot;,4,18]]}}}],&quot;schema&quot;:&quot;https://github.com/citation-style-language/schema/raw/master/csl-citation.json&quot;} RNDFMLdIpeKxg"/><text:span text:style-name="T7">(</text:span><text:span text:style-name="T6">Mayer-Salovey-Caruso Emotional Intelligence Test (MSCEIT)</text:span><text:span text:style-name="T7">, s/f)</text:span><text:reference-mark-end text:name="ZOTERO_ITEM CSL_CITATION {&quot;citationID&quot;:&quot;uRDv7TwS&quot;,&quot;properties&quot;:{&quot;formattedCitation&quot;:&quot;({\\i{}Mayer-Salovey-Caruso Emotional Intelligence Test (MSCEIT)}, s/f)&quot;,&quot;plainCitation&quot;:&quot;(Mayer-Salovey-Caruso Emotional Intelligence Test (MSCEIT), s/f)&quot;,&quot;noteIndex&quot;:0},&quot;citationItems&quot;:[{&quot;id&quot;:30,&quot;uris&quot;:[&quot;http://zotero.org/users/local/2L7slZni/items/AGJ7WWF6&quot;],&quot;uri&quot;:[&quot;http://zotero.org/users/local/2L7slZni/items/AGJ7WWF6&quot;],&quot;itemData&quot;:{&quot;id&quot;:30,&quot;type&quot;:&quot;webpage&quot;,&quot;title&quot;:&quot;Mayer-Salovey-Caruso Emotional Intelligence Test (MSCEIT)&quot;,&quot;URL&quot;:&quot;http://www.eiconsortium.org/measures/msceit.html&quot;,&quot;accessed&quot;:{&quot;date-parts&quot;:[[&quot;2020&quot;,4,18]]}}}],&quot;schema&quot;:&quot;https://github.com/citation-style-language/schema/raw/master/csl-citation.json&quot;} RNDFMLdIpeKxg"/></text:p>
      <text:p text:style-name="Standard"/>
      <text:p text:style-name="P18">Profile of Emotional Co<text:span text:style-name="T39">m</text:span>petence (PEC)</text:p>
      <text:p text:style-name="Standard"><text:span text:style-name="T37">Hecho por Brasseur y Mikolajczak, provee diferentes medidas de inteligencia emocional <text:s/>intra-personal e inter-personal, y mira 5 competencias emocionales clave: identificación, entendimiento, expresión, regulación y uso de emociones, tanto en uno como en otros</text:span> <text:reference-mark-start text:name="ZOTERO_ITEM CSL_CITATION {&quot;citationID&quot;:&quot;ASxVnkgq&quot;,&quot;properties&quot;:{&quot;formattedCitation&quot;:&quot;({\\i{}17 Emotional Intelligence Tests and Assessments (+Free Quizzes)}, s/f)&quot;,&quot;plainCitation&quot;:&quot;(17 Emotional Intelligence Tests and Assessments (+Free Quizzes), s/f)&quot;,&quot;noteIndex&quot;:0},&quot;citationItems&quot;:[{&quot;id&quot;:34,&quot;uris&quot;:[&quot;http://zotero.org/users/local/2L7slZni/items/PA7CTFYE&quot;],&quot;uri&quot;:[&quot;http://zotero.org/users/local/2L7slZni/items/PA7CTFYE&quot;],&quot;itemData&quot;:{&quot;id&quot;:34,&quot;type&quot;:&quot;webpage&quot;,&quot;title&quot;:&quot;17 Emotional Intelligence Tests and Assessments (+Free Quizzes)&quot;,&quot;URL&quot;:&quot;https://positivepsychology.com/emotional-intelligence-tests/&quot;,&quot;accessed&quot;:{&quot;date-parts&quot;:[[&quot;2020&quot;,4,18]]}}}],&quot;schema&quot;:&quot;https://github.com/citation-style-language/schema/raw/master/csl-citation.json&quot;} RNDr091H2QUdc"/><text:span text:style-name="T7">(</text:span><text:span text:style-name="T6">17 Emotional Intelligence Tests and Assessments (+Free Quizzes)</text:span><text:span text:style-name="T7">, s/f)</text:span><text:reference-mark-end text:name="ZOTERO_ITEM CSL_CITATION {&quot;citationID&quot;:&quot;ASxVnkgq&quot;,&quot;properties&quot;:{&quot;formattedCitation&quot;:&quot;({\\i{}17 Emotional Intelligence Tests and Assessments (+Free Quizzes)}, s/f)&quot;,&quot;plainCitation&quot;:&quot;(17 Emotional Intelligence Tests and Assessments (+Free Quizzes), s/f)&quot;,&quot;noteIndex&quot;:0},&quot;citationItems&quot;:[{&quot;id&quot;:34,&quot;uris&quot;:[&quot;http://zotero.org/users/local/2L7slZni/items/PA7CTFYE&quot;],&quot;uri&quot;:[&quot;http://zotero.org/users/local/2L7slZni/items/PA7CTFYE&quot;],&quot;itemData&quot;:{&quot;id&quot;:34,&quot;type&quot;:&quot;webpage&quot;,&quot;title&quot;:&quot;17 Emotional Intelligence Tests and Assessments (+Free Quizzes)&quot;,&quot;URL&quot;:&quot;https://positivepsychology.com/emotional-intelligence-tests/&quot;,&quot;accessed&quot;:{&quot;date-parts&quot;:[[&quot;2020&quot;,4,18]]}}}],&quot;schema&quot;:&quot;https://github.com/citation-style-language/schema/raw/master/csl-citation.json&quot;} RNDr091H2QUdc"/>. </text:p>
      <text:p text:style-name="Standard"/>
      <text:p text:style-name="P18">Según la página helpguide.org la inteligencia emocional se comúnmente definida por 4 atributos: </text:p>
      <text:p text:style-name="P18">- Automanejo: Controlar los impulsos y comporatmientos, manejar emociones en formas sanas, tomar iniciativa, seguir con compromisos y adaptarse a las circunstancias.</text:p>
      <text:p text:style-name="P18">- <text:span text:style-name="T38">Autoconsciencia: Reconocer las propias emociones, cómo afectan los pensamientos y comportamientos. Saber las fortalezas y debilidades y tener autoconfianza.</text:span></text:p>
      <text:p text:style-name="P18">- <text:span text:style-name="T38">Consciencia Social: Tener empatía. Entender emociones, necesidades, preocupaciones, tomar pistas emocionales, sentirse cómodo socialmente, reconocer las dinámicas en un grupo u organización.</text:span></text:p>
      <text:p text:style-name="Standard"><text:span text:style-name="T37">- </text:span><text:span text:style-name="T38">Manejo de Relaciones: Como desarrollar y mantener buenas relacioens, comunicarse claramente, inspirar e influenciar a otros, trabajar bien con otros y manejar el conflicto. </text:span><text:reference-mark-start text:name="ZOTERO_ITEM CSL_CITATION {&quot;citationID&quot;:&quot;KdjINKzF&quot;,&quot;properties&quot;:{&quot;formattedCitation&quot;:&quot;(Melinda, 2018)&quot;,&quot;plainCitation&quot;:&quot;(Melinda, 2018)&quot;,&quot;noteIndex&quot;:0},&quot;citationItems&quot;:[{&quot;id&quot;:36,&quot;uris&quot;:[&quot;http://zotero.org/users/local/2L7slZni/items/DEQ75S58&quot;],&quot;uri&quot;:[&quot;http://zotero.org/users/local/2L7slZni/items/DEQ75S58&quot;],&quot;itemData&quot;:{&quot;id&quot;:36,&quot;type&quot;:&quot;post-weblog&quot;,&quot;abstract&quot;:&quot;When it comes to happiness and success in life, emotional intelligence matters just as much as intellectual ability. Learn how you can boost your EQ.&quot;,&quot;container-title&quot;:&quot;https://www.helpguide.org&quot;,&quot;language&quot;:&quot;en_US&quot;,&quot;note&quot;:&quot;source: www.helpguide.org&quot;,&quot;title&quot;:&quot;Improving Emotional Intelligence (EQ) - HelpGuide.org&quot;,&quot;URL&quot;:&quot;https://www.helpguide.org/articles/mental-health/emotional-intelligence-eq.htm&quot;,&quot;author&quot;:[{&quot;literal&quot;:&quot;Melinda&quot;}],&quot;accessed&quot;:{&quot;date-parts&quot;:[[&quot;2020&quot;,4,18]]},&quot;issued&quot;:{&quot;date-parts&quot;:[[&quot;2018&quot;,11,2]]}}}],&quot;schema&quot;:&quot;https://github.com/citation-style-language/schema/raw/master/csl-citation.json&quot;} RNDXFw673UnOi"/><text:span text:style-name="T38">(Melinda, 2018)</text:span><text:reference-mark-end text:name="ZOTERO_ITEM CSL_CITATION {&quot;citationID&quot;:&quot;KdjINKzF&quot;,&quot;properties&quot;:{&quot;formattedCitation&quot;:&quot;(Melinda, 2018)&quot;,&quot;plainCitation&quot;:&quot;(Melinda, 2018)&quot;,&quot;noteIndex&quot;:0},&quot;citationItems&quot;:[{&quot;id&quot;:36,&quot;uris&quot;:[&quot;http://zotero.org/users/local/2L7slZni/items/DEQ75S58&quot;],&quot;uri&quot;:[&quot;http://zotero.org/users/local/2L7slZni/items/DEQ75S58&quot;],&quot;itemData&quot;:{&quot;id&quot;:36,&quot;type&quot;:&quot;post-weblog&quot;,&quot;abstract&quot;:&quot;When it comes to happiness and success in life, emotional intelligence matters just as much as intellectual ability. Learn how you can boost your EQ.&quot;,&quot;container-title&quot;:&quot;https://www.helpguide.org&quot;,&quot;language&quot;:&quot;en_US&quot;,&quot;note&quot;:&quot;source: www.helpguide.org&quot;,&quot;title&quot;:&quot;Improving Emotional Intelligence (EQ) - HelpGuide.org&quot;,&quot;URL&quot;:&quot;https://www.helpguide.org/articles/mental-health/emotional-intelligence-eq.htm&quot;,&quot;author&quot;:[{&quot;literal&quot;:&quot;Melinda&quot;}],&quot;accessed&quot;:{&quot;date-parts&quot;:[[&quot;2020&quot;,4,18]]},&quot;issued&quot;:{&quot;date-parts&quot;:[[&quot;2018&quot;,11,2]]}}}],&quot;schema&quot;:&quot;https://github.com/citation-style-language/schema/raw/master/csl-citation.json&quot;} RNDXFw673UnOi"/></text:p>
      <text:p text:style-name="Standard"/>
      <text:p text:style-name="P19">Para mejorar la inteligencia emocional se debe: </text:p>
      <text:p text:style-name="P19"/>
      <text:p text:style-name="P25">Reconocer emociones y nombrarlas</text:p>
      <text:p text:style-name="P25"><text:soft-page-break/>Preguntar por feedback</text:p>
      <text:p text:style-name="P25">Leer literatura</text:p>
      <text:p text:style-name="P25"/>
      <text:p text:style-name="P25"/>
      <text:p text:style-name="P23"><text:reference-mark-start text:name="ZOTERO_ITEM CSL_CITATION {&quot;citationID&quot;:&quot;HVOgew45&quot;,&quot;properties&quot;:{&quot;formattedCitation&quot;:&quot;(\\uc0\\u8220{}What is psychological wellbeing?\\uc0\\u8221{}, 2018)&quot;,&quot;plainCitation&quot;:&quot;(“What is psychological wellbeing?”, 2018)&quot;,&quot;noteIndex&quot;:0},&quot;citationItems&quot;:[{&quot;id&quot;:40,&quot;uris&quot;:[&quot;http://zotero.org/users/local/2L7slZni/items/EZ3ARMHF&quot;],&quot;uri&quot;:[&quot;http://zotero.org/users/local/2L7slZni/items/EZ3ARMHF&quot;],&quot;itemData&quot;:{&quot;id&quot;:40,&quot;type&quot;:&quot;post-weblog&quot;,&quot;abstract&quot;:&quot;At the most basic level, psychological wellbeing is similar to other terms that refer to positive mental states, such as happiness or satisfaction.&quot;,&quot;container-title&quot;:&quot;Robertson Cooper&quot;,&quot;language&quot;:&quot;en-GB&quot;,&quot;note&quot;:&quot;source: www.robertsoncooper.com\nsection: Key Questions&quot;,&quot;title&quot;:&quot;What is psychological wellbeing?&quot;,&quot;URL&quot;:&quot;https://www.robertsoncooper.com/blog/what-is-psychological-wellbeing/&quot;,&quot;accessed&quot;:{&quot;date-parts&quot;:[[&quot;2020&quot;,4,19]]},&quot;issued&quot;:{&quot;date-parts&quot;:[[&quot;2018&quot;,12,16]]}}}],&quot;schema&quot;:&quot;https://github.com/citation-style-language/schema/raw/master/csl-citation.json&quot;} RNDcDjNBt6lvU"/>(“What is psychological wellbeing?”, 2018)<text:reference-mark-end text:name="ZOTERO_ITEM CSL_CITATION {&quot;citationID&quot;:&quot;HVOgew45&quot;,&quot;properties&quot;:{&quot;formattedCitation&quot;:&quot;(\\uc0\\u8220{}What is psychological wellbeing?\\uc0\\u8221{}, 2018)&quot;,&quot;plainCitation&quot;:&quot;(“What is psychological wellbeing?”, 2018)&quot;,&quot;noteIndex&quot;:0},&quot;citationItems&quot;:[{&quot;id&quot;:40,&quot;uris&quot;:[&quot;http://zotero.org/users/local/2L7slZni/items/EZ3ARMHF&quot;],&quot;uri&quot;:[&quot;http://zotero.org/users/local/2L7slZni/items/EZ3ARMHF&quot;],&quot;itemData&quot;:{&quot;id&quot;:40,&quot;type&quot;:&quot;post-weblog&quot;,&quot;abstract&quot;:&quot;At the most basic level, psychological wellbeing is similar to other terms that refer to positive mental states, such as happiness or satisfaction.&quot;,&quot;container-title&quot;:&quot;Robertson Cooper&quot;,&quot;language&quot;:&quot;en-GB&quot;,&quot;note&quot;:&quot;source: www.robertsoncooper.com\nsection: Key Questions&quot;,&quot;title&quot;:&quot;What is psychological wellbeing?&quot;,&quot;URL&quot;:&quot;https://www.robertsoncooper.com/blog/what-is-psychological-wellbeing/&quot;,&quot;accessed&quot;:{&quot;date-parts&quot;:[[&quot;2020&quot;,4,19]]},&quot;issued&quot;:{&quot;date-parts&quot;:[[&quot;2018&quot;,12,16]]}}}],&quot;schema&quot;:&quot;https://github.com/citation-style-language/schema/raw/master/csl-citation.json&quot;} RNDcDjNBt6lvU"/></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 svg:font-family="Aria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4T14:44:27.531047109</meta:creation-date>
    <dc:date>2020-04-20T15:07:39.895981056</dc:date>
    <meta:editing-duration>PT10H11M52S</meta:editing-duration>
    <meta:editing-cycles>17</meta:editing-cycles>
    <meta:generator>LibreOffice/6.4.3.2$Linux_X86_64 LibreOffice_project/40$Build-2</meta:generator>
    <meta:document-statistic meta:table-count="0" meta:image-count="0" meta:object-count="0" meta:page-count="4" meta:paragraph-count="48" meta:word-count="1531" meta:character-count="9838" meta:non-whitespace-character-count="8327"/>
    <meta:user-defined meta:name="ZOTERO_PREF_1">&lt;data data-version="3" zotero-version="5.0.85"&gt;&lt;session id="AkX8dEO5"/&gt;&lt;style id="http://www.zotero.org/styles/apa" locale="es-MX" hasBibliography="1" bibliographyStyleHasBeenSet="1"/&gt;&lt;prefs&gt;&lt;pref name="fieldType" value="ReferenceMark"/&gt;&lt;pref name="automa</meta:user-defined>
    <meta:user-defined meta:name="ZOTERO_PREF_2">ticJournalAbbreviations" value="true"/&gt;&lt;/prefs&gt;&lt;/data&gt;</meta:user-defined>
  </office:meta>
</office:document-meta>
</file>